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0.6521in"/>
    </style:style>
    <style:style style:name="Table1.B" style:family="table-column">
      <style:table-column-properties style:column-width="1.3868in"/>
    </style:style>
    <style:style style:name="Table1.C" style:family="table-column">
      <style:table-column-properties style:column-width="1.0076in"/>
    </style:style>
    <style:style style:name="Table1.D" style:family="table-column">
      <style:table-column-properties style:column-width="0.9035in"/>
    </style:style>
    <style:style style:name="Table1.E" style:family="table-column">
      <style:table-column-properties style:column-width="1.2576in"/>
    </style:style>
    <style:style style:name="Table1.F" style:family="table-column">
      <style:table-column-properties style:column-width="1.059in"/>
    </style:style>
    <style:style style:name="Table1.1" style:family="table-row">
      <style:table-row-properties style:min-row-height="0.5347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8785in" fo:keep-together="auto"/>
    </style:style>
    <style:style style:name="Table1.3" style:family="table-row">
      <style:table-row-properties style:min-row-height="0.691in" fo:keep-together="auto"/>
    </style:style>
    <style:style style:name="Table1.5" style:family="table-row">
      <style:table-row-properties style:min-row-height="0.6285in" fo:keep-together="auto"/>
    </style:style>
    <style:style style:name="Table1.6" style:family="table-row">
      <style:table-row-properties style:min-row-height="0.7222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4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4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3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2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4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2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2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3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3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2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4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3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3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4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1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2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4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2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4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4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3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3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2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2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3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4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4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3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3" style:family="paragraph" style:parent-style-name="Standard" style:list-style-name="WWNum4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4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6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7" style:family="paragraph" style:parent-style-name="Standard" style:list-style-name="WWNum3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8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9" style:family="paragraph" style:parent-style-name="Standard" style:list-style-name="WWNum4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1" style:family="paragraph" style:parent-style-name="Standard" style:list-style-name="WWNum3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2" style:family="paragraph" style:parent-style-name="Standard" style:list-style-name="WWNum3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3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5" style:family="paragraph" style:parent-style-name="Standard" style:list-style-name="WWNum4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6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7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8" style:family="paragraph" style:parent-style-name="Standard" style:list-style-name="WWNum2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4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1" style:family="paragraph" style:parent-style-name="Standard" style:list-style-name="WWNum3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2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4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3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8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9" style:family="paragraph" style:parent-style-name="Standard" style:list-style-name="WWNum4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0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1" style:family="paragraph" style:parent-style-name="Standard" style:list-style-name="WWNum3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2" style:family="paragraph" style:parent-style-name="Standard" style:list-style-name="WWNum1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3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4" style:family="paragraph" style:parent-style-name="Standard" style:list-style-name="WWNum4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5" style:family="paragraph" style:parent-style-name="Standard" style:list-style-name="WWNum3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6" style:family="paragraph" style:parent-style-name="Standard" style:list-style-name="WWNum2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8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9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0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1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2" style:family="paragraph" style:parent-style-name="Standard" style:list-style-name="WWNum1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3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4" style:family="paragraph" style:parent-style-name="Standard" style:list-style-name="WWNum3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5" style:family="paragraph" style:parent-style-name="Standard" style:list-style-name="WWNum3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6" style:family="paragraph" style:parent-style-name="Standard" style:list-style-name="WWNum3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7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8" style:family="paragraph" style:parent-style-name="Standard" style:list-style-name="WWNum4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9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0" style:family="paragraph" style:parent-style-name="Standard" style:list-style-name="WWNum3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1" style:family="paragraph" style:parent-style-name="Standard" style:list-style-name="WWNum3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2" style:family="paragraph" style:parent-style-name="Standard" style:list-style-name="WWNum4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3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4" style:family="paragraph" style:parent-style-name="Standard" style:list-style-name="WWNum1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5" style:family="paragraph" style:parent-style-name="Standard" style:list-style-name="WWNum2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6" style:family="paragraph" style:parent-style-name="Standard" style:list-style-name="WWNum4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7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8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9" style:family="paragraph" style:parent-style-name="Standard" style:list-style-name="WWNum2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0" style:family="paragraph" style:parent-style-name="Standard" style:list-style-name="WWNum4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1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2" style:family="paragraph" style:parent-style-name="Standard" style:list-style-name="WWNum4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3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4" style:family="paragraph" style:parent-style-name="Standard" style:list-style-name="WWNum3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5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6" style:family="paragraph" style:parent-style-name="Standard" style:list-style-name="WWNum2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7" style:family="paragraph" style:parent-style-name="Standard" style:list-style-name="WWNum3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8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9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0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1" style:family="paragraph" style:parent-style-name="Standard" style:list-style-name="WWNum3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2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3" style:family="paragraph" style:parent-style-name="Standard" style:list-style-name="WWNum40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4" style:family="paragraph" style:parent-style-name="Standard" style:list-style-name="WWNum46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5" style:family="paragraph" style:parent-style-name="Standard" style:list-style-name="WWNum17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126" style:family="paragraph" style:parent-style-name="Standard">
      <style:paragraph-properties fo:margin-left="0.4165in" fo:margin-right="0.4165in" fo:margin-top="0.1665in" fo:margin-bottom="0.1665in" loext:contextual-spacing="false" fo:line-height="100%" fo:text-indent="0in" style:auto-text-indent="false"/>
    </style:style>
    <style:style style:name="P127" style:family="paragraph" style:parent-style-name="Standard" style:list-style-name="WWNum4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28" style:family="paragraph" style:parent-style-name="Standard" style:list-style-name="WWNum4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29" style:family="paragraph" style:parent-style-name="Standard" style:list-style-name="WWNum4">
      <style:paragraph-properties fo:margin-left="0.9165in" fo:margin-right="0.4165in" fo:margin-top="0.1665in" fo:margin-bottom="0in" loext:contextual-spacing="false" fo:line-height="100%" fo:text-indent="-0.25in" style:auto-text-indent="false"/>
    </style:style>
    <style:style style:name="P130" style:family="paragraph" style:parent-style-name="Standard" style:list-style-name="WWNum4">
      <style:paragraph-properties fo:margin-left="0.9165in" fo:margin-right="0.4165in" fo:margin-top="0in" fo:margin-bottom="0in" loext:contextual-spacing="false" fo:line-height="100%" fo:text-indent="-0.25in" style:auto-text-indent="false"/>
    </style:style>
    <style:style style:name="P131" style:family="paragraph" style:parent-style-name="Standard" style:list-style-name="WWNum4">
      <style:paragraph-properties fo:margin-left="0.9165in" fo:margin-right="0.4165in" fo:margin-top="0in" fo:margin-bottom="0.1665in" loext:contextual-spacing="false" fo:line-height="100%" fo:text-indent="-0.25in" style:auto-text-indent="false"/>
    </style:style>
    <style:style style:name="P132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133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134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35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13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font-size="17pt" fo:font-weight="bold" style:font-size-asian="17pt" style:font-weight-asian="bold" style:font-size-complex="17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88038" style:font-name="Roboto Mono" style:font-name-asian="Roboto Mono1" style:font-name-complex="Roboto Mono1"/>
    </style:style>
    <style:style style:name="T5" style:family="text">
      <style:text-properties fo:color="#188038" style:font-name="Roboto Mono" fo:font-weight="bold" style:font-name-asian="Roboto Mono1" style:font-weight-asian="bold" style:font-name-complex="Roboto Mono1" style:font-weight-complex="bold"/>
    </style:style>
    <style:style style:name="T6" style:family="text">
      <style:text-properties fo:color="#188038" style:font-name="Roboto Mono" fo:font-size="17pt" fo:font-weight="bold" style:font-name-asian="Roboto Mono1" style:font-size-asian="17pt" style:font-weight-asian="bold" style:font-name-complex="Roboto Mono1" style:font-size-complex="17pt" style:font-weight-complex="bold"/>
    </style:style>
    <style:style style:name="T7" style:family="text">
      <style:text-properties fo:color="#188038" style:font-name="Roboto Mono" fo:font-size="13pt" fo:font-weight="bold" style:font-name-asian="Roboto Mono1" style:font-size-asian="13pt" style:font-weight-asian="bold" style:font-name-complex="Roboto Mono1" style:font-size-complex="13pt" style:font-weight-complex="bold"/>
    </style:style>
    <style:style style:name="T8" style:family="text">
      <style:text-properties fo:color="#188038" style:font-name="Roboto Mono" fo:font-style="italic" style:font-name-asian="Roboto Mono1" style:font-style-asian="italic" style:font-name-complex="Roboto Mono1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2" style:family="text">
      <style:text-properties fo:color="#000000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><text:bookmark text:name="_o4drmol3t8d3"/><text:span text:style-name="T1">3. Przykład referencyjny</text:span></text:p>
      <text:p text:style-name="P135"><text:bookmark text:name="_3hxmorl62pyc"/><text:span text:style-name="T2">3.1 Cel i rola przykładu</text:span></text:p>
      <text:p text:style-name="P2">Przykład referencyjny nie jest docelowym procesem produkcyjnym, lecz uproszczoną, abstrakcyjną reprezentacją pełnego systemu. Ma on na celu zaprezentowanie ogólnego schematu wszystkich możliwych reguł, jakie mogą wystąpić w rzeczywistych przepływach, bez wprowadzania zbędnej złożoności i powtarzalnych struktur.</text:p>
      <text:p text:style-name="P2">Dzięki temu przykład zachowuje czytelność projektu i pozwala przetestować wszystkie podstawowe mechanizmy systemu – przepływy, buforowanie, decyzje Orchestratora i spójność danych – w sposób możliwie prosty, lecz kompletny.</text:p>
      <text:p text:style-name="P2"><text:span text:style-name="T3">Celem przykładu jest:</text:span></text:p>
      <text:list xml:id="list2162651299" text:style-name="WWNum44">
        <text:list-item>
          <text:p text:style-name="P3">sprawdzenie spójności przepływów (flow) dla różnych typów towarów,<text:line-break/></text:p>
        </text:list-item>
        <text:list-item>
          <text:p text:style-name="P48">przetestowanie zachowania systemu w buforach o zmiennej pojemności,<text:line-break/></text:p>
        </text:list-item>
        <text:list-item>
          <text:p text:style-name="P48">weryfikacja poprawności tworzenia, anulowania i rekonsyliacji tasków,<text:line-break/></text:p>
        </text:list-item>
        <text:list-item>
          <text:p text:style-name="P79">analiza, czy decyzje podejmowane przez Orchestratora są zgodne z założeniami konfiguracyjnymi.<text:line-break/></text:p>
        </text:list-item>
      </text:list>
      <text:p text:style-name="P126"><text:span text:style-name="T3">Nota implementacyjna:</text:span> ten przykład ma stanowić bazowy model danych, który można zasymulować w RDS, aby zweryfikować pełną ścieżkę przepływu ładunku – od bufora pustych, przez produkcję, po wysyłkę.</text:p>
      <text:p text:style-name="Standard"><draw:rect text:anchor-type="as-char" style:rel-width="100%" draw:z-index="0" draw:style-name="gr1" draw:text-style-name="P136" svg:width="0.0012in" svg:height="0.0213in"><text:p/></draw:rect></text:p>
      <text:p text:style-name="P135"><text:bookmark text:name="_8oq0joup65hz"/><text:span text:style-name="T2">3.2 Zakres scenariusza</text:span></text:p>
      <text:p text:style-name="P2">System obejmuje typowy przepływ towarów w zakładzie produkcyjnym, z wykorzystaniem autonomicznych wózków AGV sterowanych przez RDS. W przykładzie testowym występują:</text:p>
      <text:list xml:id="list1789160604" text:style-name="WWNum24">
        <text:list-item>
          <text:p text:style-name="P4">dwa typy towarów: <text:span text:style-name="T3">EUR_PAL</text:span> (paleta EUR) i <text:span text:style-name="T3">BOX</text:span> (skrzynia),<text:line-break/></text:p>
        </text:list-item>
        <text:list-item>
          <text:p text:style-name="P49">dwie linie produkcyjne (<text:span text:style-name="T3">PROD1</text:span> i <text:span text:style-name="T3">PROD2</text:span>),<text:line-break/></text:p>
        </text:list-item>
        <text:list-item>
          <text:p text:style-name="P80">strefy procesu: <text:span text:style-name="T3">bufor pustych (EMPTY_BUF)</text:span>, <text:span text:style-name="T3">produkcja (PROD1_P1 / PROD1_P3)</text:span>, <text:span text:style-name="T3">owijarka (WRAP)</text:span>, <text:span text:style-name="T3">spinanie (STRAP)</text:span>, <text:span text:style-name="T3">bufor wysyłki (SHIP_BUF)</text:span>, <text:span text:style-name="T3">sprzedaż (SALES)</text:span> oraz <text:span text:style-name="T3">odpad (WASTE_BUF)</text:span>.<text:line-break/></text:p>
        </text:list-item>
      </text:list>
      <text:p text:style-name="P2">Każde miejsce procesu jest zdefiniowane jako para worksite’ów w RDS:</text:p>
      <text:list xml:id="list2445893936" text:style-name="WWNum37">
        <text:list-item>
          <text:p text:style-name="P5"><text:span text:style-name="T4">&lt;PLACE&gt;_CONTROL</text:span> – zapis intencji i decyzji (UI + Orchestrator),<text:line-break/></text:p>
        </text:list-item>
        <text:list-item>
          <text:p text:style-name="P81"><text:span text:style-name="T4">&lt;PLACE&gt;_OCCUPANCY</text:span> – opis stanu zajętości bufora (Occupancy Manager).<text:line-break/></text:p>
        </text:list-item>
      </text:list>
      <text:p text:style-name="Standard"><draw:rect text:anchor-type="as-char" style:rel-width="100%" draw:z-index="1" draw:style-name="gr1" draw:text-style-name="P136" svg:width="0.0012in" svg:height="0.0213in"><text:p/></draw:rect></text:p>
      <text:p text:style-name="P135"><text:bookmark text:name="_ax4bemmzwxi1"/><text:soft-page-break/><text:span text:style-name="T2">3.3 Typy towarów</text:span></text:p>
      <text:p text:style-name="P2"><text:span text:style-name="T3">EUR_PAL</text:span> — standardowa paleta EUR.</text:p>
      <text:list xml:id="list601321803" text:style-name="WWNum16">
        <text:list-item>
          <text:p text:style-name="P6">Pojemność bufora: do 3 pięter w stosie.<text:line-break/></text:p>
        </text:list-item>
        <text:list-item>
          <text:p text:style-name="P82">Typowe przepływy: produkcja → owijarka → spinanie → wysyłka → sprzedaż.<text:line-break/></text:p>
        </text:list-item>
      </text:list>
      <text:p text:style-name="P2"><text:span text:style-name="T3">BOX</text:span> — skrzynia transportowa.</text:p>
      <text:list xml:id="list2042647464" text:style-name="WWNum11">
        <text:list-item>
          <text:p text:style-name="P7">Mniejsze jednostki, obsługiwane bez owijania, ale z etapem spinania.<text:line-break/></text:p>
        </text:list-item>
        <text:list-item>
          <text:p text:style-name="P83">Typowe przepływy: produkcja → spinanie → bufor wysyłki → sprzedaż.<text:line-break/></text:p>
        </text:list-item>
      </text:list>
      <text:p text:style-name="P2">Każdy typ towaru jest powiązany z określonym przepływem (<text:span text:style-name="T3">flowName</text:span>) w konfiguracji systemu i decyduje o wyborze kolejnych celów transportu.</text:p>
      <text:p text:style-name="P2"><text:span text:style-name="T3">Materiały G (dwa typy):</text:span> <text:span text:style-name="T4">G_A</text:span>, <text:span text:style-name="T4">G_B</text:span></text:p>
      <text:list xml:id="list3318228294" text:style-name="WWNum41">
        <text:list-item>
          <text:p text:style-name="P8">Materiały dostawcze na produkcję, bez etapów WRAP; dostawy inicjowane <text:span text:style-name="T9">pull</text:span> z gniazd <text:span text:style-name="T4">PROD*_G*</text:span>.<text:line-break/></text:p>
        </text:list-item>
        <text:list-item>
          <text:p text:style-name="P50">Bufor źródłowy <text:span text:style-name="T4">G_BUF_L*</text:span> utrzymywany w stanie gotowości do wydania (<text:span text:style-name="T4">release=true</text:span>); typ alejki <text:span text:style-name="T4">G_A</text:span> lub <text:span text:style-name="T4">G_B</text:span> jest określany (ręcznie lub przez <text:span text:style-name="T9">autobind</text:span>) i utrzymywany do opróżnienia danej alejki.<text:line-break/></text:p>
        </text:list-item>
        <text:list-item>
          <text:p text:style-name="P84">Wysyłka do gniazd <text:span text:style-name="T4">PROD*_G*</text:span> zgodnie z <text:span text:style-name="T4">ui.goodsTypeSelected</text:span> na produkcji (np. <text:span text:style-name="T4">G_A</text:span>).<text:line-break/></text:p>
        </text:list-item>
      </text:list>
      <text:p text:style-name="Standard"><draw:rect text:anchor-type="as-char" style:rel-width="100%" draw:z-index="2" draw:style-name="gr1" draw:text-style-name="P136" svg:width="0.0012in" svg:height="0.0213in"><text:p/></draw:rect></text:p>
      <text:p text:style-name="P135"><text:bookmark text:name="_5bb1irrs1miu"/><text:span text:style-name="T2">3.4 Struktura miejsc procesowych</text:span></text:p>
      <text:p text:style-name="P2">Każde miejsce (place) posiada unikalny identyfikator i odpowiadające mu dwa worksity w RDS.</text:p>
      <text:p text:style-name="P2"><text:span text:style-name="T3">Miejsca testowe:</text:span></text:p>
      <text:list xml:id="list2360114965" text:style-name="WWNum36">
        <text:list-item>
          <text:p text:style-name="P9"><text:span text:style-name="T4">EMPTY_BUF</text:span> – bufor pustych opakowań (wypełniany wyłącznie ręcznie; typ alejki ustawiany ręcznie na UI przez operatora; brak <text:span text:style-name="T9">autobind</text:span>).<text:line-break/></text:p>
        </text:list-item>
        <text:list-item>
          <text:p text:style-name="P51"><text:span text:style-name="T4">PROD1_P1</text:span> / <text:span text:style-name="T4">PROD1_P3</text:span> – porty produkcji (wejście i wyjście linii 1; na P3 operator wybiera <text:span text:style-name="T4">ui.goodsTypeSelected</text:span> także dla wysyłki – może wysyłać poprzedni batch).<text:line-break/></text:p>
        </text:list-item>
        <text:list-item>
          <text:p text:style-name="P51"><text:span text:style-name="T4">PROD1_G1</text:span> / <text:span text:style-name="T4">PROD1_G2</text:span> – gniazda dostaw materiałów G dla linii 1 (<text:span text:style-name="T9">pull</text:span>: <text:span text:style-name="T4">accept=true</text:span>; operator na gnieździe wybiera typ <text:span text:style-name="T4">G_A</text:span> lub <text:span text:style-name="T4">G_B</text:span>).<text:line-break/></text:p>
        </text:list-item>
        <text:list-item>
          <text:p text:style-name="P51"><text:span text:style-name="T4">PROD2_P1</text:span> / <text:span text:style-name="T4">PROD2_P3</text:span> – porty produkcji (wejście i wyjście linii 2; analogicznie, P3 pozwala wybrać typ partii do wysyłki).<text:line-break/></text:p>
        </text:list-item>
        <text:list-item>
          <text:p text:style-name="P51"><text:span text:style-name="T4">PROD2_G1</text:span> / <text:span text:style-name="T4">PROD2_G2</text:span> – gniazda dostaw materiałów G dla linii 2 (<text:span text:style-name="T9">pull</text:span>: <text:span text:style-name="T4">accept=true</text:span>; operator wybiera typ <text:span text:style-name="T4">G_A</text:span> lub <text:span text:style-name="T4">G_B</text:span>).<text:line-break/></text:p>
        </text:list-item>
        <text:list-item>
          <text:p text:style-name="P51"><text:soft-page-break/><text:span text:style-name="T4">WRAP</text:span> – owijarka z dwustanowiskowym buforem.<text:line-break/></text:p>
        </text:list-item>
        <text:list-item>
          <text:p text:style-name="P51"><text:span text:style-name="T4">STRAP1</text:span> – stanowisko spinania dla linii 1.<text:line-break/></text:p>
        </text:list-item>
        <text:list-item>
          <text:p text:style-name="P51"><text:span text:style-name="T4">STRAP2</text:span> – stanowisko spinania dla linii 2.<text:line-break/></text:p>
        </text:list-item>
        <text:list-item>
          <text:p text:style-name="P51"><text:span text:style-name="T4">G_BUF_L1</text:span> / <text:span text:style-name="T4">G_BUF_L2</text:span> / … – alejki bufora materiałów G (źródło; <text:span text:style-name="T4">release=true</text:span>; typ alejki <text:span text:style-name="T4">G_A</text:span> lub <text:span text:style-name="T4">G_B</text:span> ustawiany ręcznie lub przez <text:span text:style-name="T9">autobind</text:span>; typ utrzymuje się do opróżnienia).<text:line-break/></text:p>
        </text:list-item>
        <text:list-item>
          <text:p text:style-name="P51"><text:span text:style-name="T4">SHIP_BUF</text:span> – bufor wysyłki (wiele alejek; każda alejka może mieć inny typ towaru i własny status przyjmowania/wywozu).<text:line-break/></text:p>
        </text:list-item>
        <text:list-item>
          <text:p text:style-name="P51"><text:span text:style-name="T4">SALES</text:span> – strefa sprzedaży / końcowy punkt odbioru.<text:line-break/></text:p>
        </text:list-item>
        <text:list-item>
          <text:p text:style-name="P85"><text:span text:style-name="T4">WASTE_BUF</text:span> – bufor odpadu (dla wywozu technicznego lub wadliwych towarów).<text:line-break/></text:p>
        </text:list-item>
      </text:list>
      <text:p text:style-name="P126"><text:span text:style-name="T3">Nota implementacyjna:</text:span> każde z tych miejsc ma własną parę CONTROL/OCCUPANCY. W modelu testowym wystarczy jeden bufor EMPTY, jeden WRAP, jeden SHIP i jedna linia produkcyjna. Kolejne można dodać później w konfiguracji.</text:p>
      <text:p text:style-name="Standard"><draw:rect text:anchor-type="as-char" style:rel-width="100%" draw:z-index="3" draw:style-name="gr1" draw:text-style-name="P136" svg:width="0.0012in" svg:height="0.0213in"><text:p/></draw:rect></text:p>
      <text:p text:style-name="P135"><text:bookmark text:name="_w8lo1skuwa19"/><text:span text:style-name="T2">3.5 Przepływy materiałów (flow)</text:span></text:p>
      <text:p text:style-name="P2">System definiuje przepływy jako sekwencje kroków łączących źródła i cele w RDS.</text:p>
      <text:p text:style-name="P2"><text:span text:style-name="T3">Zasada deterministyczności:</text:span> przy danych wejściowych (<text:span text:style-name="T4">GOODS_TYPE</text:span>, <text:span text:style-name="T4">LINE_ID</text:span>, intencje <text:span text:style-name="T4">accept/release</text:span>, pojemność/okna) dobór celu przez reguły jest deterministyczny.</text:p>
      <text:p text:style-name="P134"><text:bookmark text:name="_g3newt45o0fj"/><text:span text:style-name="T11">3.5.1 Flow dla EUR_PAL</text:span></text:p>
      <text:p text:style-name="P2"><text:span text:style-name="T3">Charakter przepływu:</text:span> mieszany <text:span text:style-name="T9">pull/push</text:span>.</text:p>
      <text:list xml:id="list102989548" text:style-name="WWNum28">
        <text:list-item>
          <text:p text:style-name="P10"><text:span text:style-name="T3">Puste → produkcja (</text:span><text:span text:style-name="T10">pull</text:span><text:span text:style-name="T3">)</text:span>: produkcja woła puste nośniki.<text:line-break/></text:p>
        </text:list-item>
        <text:list-item>
          <text:p text:style-name="P86"><text:span text:style-name="T3">Produkt → wyjście (</text:span><text:span text:style-name="T10">push</text:span><text:span text:style-name="T3">)</text:span>: operator na wyjściu produkcji zwalnia gotowy produkt.<text:line-break/></text:p>
        </text:list-item>
      </text:list>
      <text:p text:style-name="P2"><text:span text:style-name="T3">Założenia operacyjne:</text:span></text:p>
      <text:list xml:id="list2647630824" text:style-name="WWNum6">
        <text:list-item>
          <text:p text:style-name="P11">Operator na <text:span text:style-name="T4">PROD1_P1</text:span> wybiera typ nośnika (np. <text:span text:style-name="T4">EUR_PAL</text:span>) i ustawia <text:span text:style-name="T4">intents.accept=true</text:span> (sygnał „przywieź pustą paletę”).<text:line-break/></text:p>
        </text:list-item>
        <text:list-item>
          <text:p text:style-name="P52">Operator na <text:span text:style-name="T4">EMPTY_BUF_L*</text:span> ręcznie ustawia typ alejki na UI (np. <text:span text:style-name="T4">EUR_PAL</text:span>) oraz utrzymuje lane jako gotowe do wydania (<text:span text:style-name="T4">intents.release=true</text:span>). <text:span text:style-name="T3">Brak autobind.<text:line-break/></text:span></text:p>
        </text:list-item>
        <text:list-item>
          <text:p text:style-name="P87">Operator na <text:span text:style-name="T4">PROD1_P3</text:span> inicjuje wywóz gotowego (<text:span text:style-name="T9">push</text:span>) przez <text:span text:style-name="T4">intents.release=true</text:span> i <text:span text:style-name="T4">route.releaseKind</text:span>, zwykle <text:span text:style-name="T4">auto</text:span>.<text:line-break/></text:p>
        </text:list-item>
      </text:list>
      <text:p text:style-name="P2"><text:span text:style-name="T3">Kroki przepływu:</text:span></text:p>
      <text:list xml:id="list37711370" text:style-name="WWNum42">
        <text:list-item>
          <text:p text:style-name="P12"><text:soft-page-break/><text:span text:style-name="T3">Puste → produkcja (pull):</text:span> <text:span text:style-name="T4">EMPTY_BUF_L* → PROD1_P1<text:line-break/></text:span></text:p>
          <text:list>
            <text:list-item>
              <text:p text:style-name="P127"><text:span text:style-name="T3">Wyzwalacz:</text:span> <text:span text:style-name="T4">PROD1_P1.ui.intents.accept=true</text:span>, <text:span text:style-name="T4">ui.goodsTypeSelected="EUR_PAL"</text:span>.<text:line-break/></text:p>
            </text:list-item>
            <text:list-item>
              <text:p text:style-name="P127"><text:span text:style-name="T3">Źródło:</text:span> <text:span text:style-name="T4">EMPTY_BUF_L*</text:span> ma <text:span text:style-name="T4">intents.release=true</text:span> i (opc.) przypisany typ lane.<text:line-break/></text:p>
            </text:list-item>
            <text:list-item>
              <text:p text:style-name="P127"><text:span text:style-name="T3">Dobór lane:</text:span> <text:span text:style-name="T4">emptyLaneByDeclaredType</text:span> (wybierz alejkę, której <text:span text:style-name="T3">zadeklarowany na UI typ</text:span> odpowiada żądanemu; bez <text:span text:style-name="T4">matchByGoodsType</text:span> i bez <text:span text:style-name="T9">autobind</text:span>).<text:line-break/></text:p>
            </text:list-item>
            <text:list-item>
              <text:p text:style-name="P127"><text:span text:style-name="T3">Decyzja:</text:span> Orchestrator tworzy task tylko, gdy produkcja woła i lane EMPTY jest gotowy.<text:line-break/></text:p>
            </text:list-item>
          </text:list>
        </text:list-item>
        <text:list-item>
          <text:p text:style-name="P53"><text:span text:style-name="T3">Produkt → owijarka (push):</text:span> <text:span text:style-name="T4">PROD1_P3 → WRAP<text:line-break/></text:span></text:p>
          <text:list>
            <text:list-item>
              <text:p text:style-name="P127"><text:span text:style-name="T3">Wyzwalacz:</text:span> <text:span text:style-name="T4">PROD1_P3.ui.intents.release=true</text:span>, <text:span text:style-name="T4">route.releaseKind="auto"</text:span> (lub skróty).<text:line-break/></text:p>
            </text:list-item>
            <text:list-item>
              <text:p text:style-name="P127"><text:span text:style-name="T3">Dobór celu:</text:span> <text:span text:style-name="T4">wrapStationWithBuffer</text:span> (jeśli stacja zajęta → bufor WRAP).<text:line-break/></text:p>
            </text:list-item>
            <text:list-item>
              <text:p text:style-name="P127"><text:span text:style-name="T3">Zachowanie WRAP:</text:span> <text:span text:style-name="T4">WRAP.accept=true</text:span> pozwala przyjąć, <text:span text:style-name="T4">WRAP.release=true</text:span> zwalnia na kolejny etap.<text:line-break/></text:p>
            </text:list-item>
          </text:list>
        </text:list-item>
        <text:list-item>
          <text:p text:style-name="P53"><text:span text:style-name="T3">Owijarka → spinanie (push):</text:span> <text:span text:style-name="T4">WRAP → STRAP1<text:line-break/></text:span></text:p>
          <text:list>
            <text:list-item>
              <text:p text:style-name="P127"><text:span text:style-name="T3">Reguła:</text:span> mapowanie linii → STRAP (stałe): <text:span text:style-name="T4">L1 → STRAP1</text:span>, <text:span text:style-name="T4">L2 → STRAP2</text:span> (<text:span text:style-name="T9">implementacyjnie:</text:span> <text:span text:style-name="T4">matchByLineId</text:span>/<text:span text:style-name="T4">mapLineToStrap</text:span>).<text:line-break/></text:p>
            </text:list-item>
            <text:list-item>
              <text:p text:style-name="P127"><text:span text:style-name="T3">Warunek:</text:span> <text:span text:style-name="T4">STRAP{1|2}.accept=true</text:span> odpowiednio do linii źródłowej.<text:line-break/></text:p>
            </text:list-item>
          </text:list>
        </text:list-item>
        <text:list-item>
          <text:p text:style-name="P53"><text:span text:style-name="T3">Spinanie → bufor wysyłki (push):</text:span> <text:span text:style-name="T4">STRAP1 → SHIP_BUF_L*<text:line-break/></text:span></text:p>
          <text:list>
            <text:list-item>
              <text:p text:style-name="P127"><text:span text:style-name="T3">Dobór lane:</text:span> <text:span text:style-name="T4">shipLaneByGoodsOrAssignEmpty</text:span> (<text:span text:style-name="T9">autobind</text:span> lane do <text:span text:style-name="T4">EUR_PAL</text:span> aż do opróżnienia). Uwaga: pozycja STRAP jest determinowana linią (<text:span text:style-name="T4">L1→STRAP1</text:span>, <text:span text:style-name="T4">L2→STRAP2</text:span>), nawet jeśli pomiędzy występują inne kroki (np. WRAP, bufor pośredni).<text:line-break/></text:p>
            </text:list-item>
            <text:list-item>
              <text:p text:style-name="P127"><text:span text:style-name="T3">Warunek:</text:span> <text:span text:style-name="T4">SHIP_BUF.accept=true</text:span>.<text:line-break/></text:p>
            </text:list-item>
          </text:list>
        </text:list-item>
        <text:list-item>
          <text:p text:style-name="P53"><text:span text:style-name="T3">Bufor wysyłki → SALES (push/pull zależnie od modelu końcówki):</text:span> <text:span text:style-name="T4">SHIP_BUF_L* → SALES<text:line-break/></text:span></text:p>
          <text:list>
            <text:list-item>
              <text:p text:style-name="P127"><text:span text:style-name="T3">Wyzwalacz:</text:span> <text:span text:style-name="T4">SALES.accept=true</text:span> (<text:span text:style-name="T9">pull</text:span>) lub decyzja Orchestratora na podstawie reguł wysyłki (<text:span text:style-name="T9">push</text:span>).<text:line-break/></text:p>
            </text:list-item>
            <text:list-item>
              <text:p text:style-name="P128"><text:span text:style-name="T3">Zachowanie:</text:span> po zaznaczeniu partii do wyjazdu lane przełącza się z powrotem w tryb przyjmowania.<text:line-break/></text:p>
            </text:list-item>
          </text:list>
        </text:list-item>
      </text:list>
      <text:p text:style-name="P2"><text:span text:style-name="T3">Ścieżka odpadu (na żądanie):</text:span></text:p>
      <text:list xml:id="list1759003836" text:style-name="WWNum15">
        <text:list-item>
          <text:p text:style-name="P13"><text:span text:style-name="T4">PROD1_P1 → WASTE_BUF</text:span> (wywóz techniczny),<text:line-break/></text:p>
        </text:list-item>
        <text:list-item>
          <text:p text:style-name="P88"><text:span text:style-name="T4">PROD1_P3 → WASTE_BUF</text:span> (odpad z wyjścia).<text:line-break/> UI: <text:span text:style-name="T4">intents.release=true</text:span>, <text:span text:style-name="T4">route.releaseKind="waste"</text:span>.<text:line-break/></text:p>
        </text:list-item>
      </text:list>
      <text:p text:style-name="P2"><text:soft-page-break/><text:span text:style-name="T3">Uwagi:</text:span> decyzje i zwięzłe podsumowania są zapisywane w <text:span text:style-name="T4">CONTROL.tags.summary</text:span>, a powody blokad w <text:span text:style-name="T4">CONTROL.tags.blocked.reasons</text:span>; przerwanie jest kontrolowane przez <text:span text:style-name="T4">status_description.canInterruptSafely</text:span>.</text:p>
      <text:p text:style-name="P134"><text:bookmark text:name="_j9lw703i9q60"/><text:span text:style-name="T11">3.5.2 Flow dla BOX</text:span></text:p>
      <text:p text:style-name="P2"><text:span text:style-name="T3">Charakter przepływu:</text:span> mieszany <text:span text:style-name="T9">pull/push</text:span> (bez owijania).</text:p>
      <text:list xml:id="list424119583" text:style-name="WWNum14">
        <text:list-item>
          <text:p text:style-name="P14"><text:span text:style-name="T3">Puste → produkcja (</text:span><text:span text:style-name="T10">pull</text:span><text:span text:style-name="T3">).<text:line-break/></text:span></text:p>
        </text:list-item>
        <text:list-item>
          <text:p text:style-name="P89"><text:span text:style-name="T3">Produkt → wyjście (</text:span><text:span text:style-name="T10">push</text:span><text:span text:style-name="T3">) – bez etapu WRAP.<text:line-break/></text:span></text:p>
        </text:list-item>
      </text:list>
      <text:p text:style-name="P2"><text:span text:style-name="T3">Założenia operacyjne:</text:span></text:p>
      <text:list xml:id="list922868992" text:style-name="WWNum21">
        <text:list-item>
          <text:p text:style-name="P15">Operator na <text:span text:style-name="T4">PROD1_P1/PROD2_P1</text:span> wybiera <text:span text:style-name="T4">BOX</text:span> i ustawia <text:span text:style-name="T4">intents.accept=true</text:span> (wołanie pustego).<text:line-break/></text:p>
        </text:list-item>
        <text:list-item>
          <text:p text:style-name="P54">Operator na <text:span text:style-name="T4">EMPTY_BUF_L*</text:span> utrzymuje <text:span text:style-name="T4">release=true</text:span> i typ lane ustawiany ręcznie (bez <text:span text:style-name="T9">autobind</text:span>).<text:line-break/></text:p>
        </text:list-item>
        <text:list-item>
          <text:p text:style-name="P90">Operator na <text:span text:style-name="T4">PROD1_P3/PROD2_P3</text:span> może wybrać <text:span text:style-name="T4">ui.goodsTypeSelected</text:span> dla wysyłki (np. <text:span text:style-name="T3">poprzedni batch</text:span>) i inicjuje wywóz gotowego (<text:span text:style-name="T4">release=true</text:span>, zwykle <text:span text:style-name="T4">route.releaseKind="auto"</text:span>).<text:line-break/></text:p>
        </text:list-item>
      </text:list>
      <text:p text:style-name="P2"><text:span text:style-name="T3">Kroki przepływu:</text:span></text:p>
      <text:list xml:id="list3435470645" text:style-name="WWNum8">
        <text:list-item>
          <text:p text:style-name="P16"><text:span text:style-name="T3">Puste → produkcja (pull):</text:span> <text:span text:style-name="T4">EMPTY_BUF_L* → PROD[1|2]_P1<text:line-break/></text:span> Jak w <text:span text:style-name="T3">EUR_PAL</text:span>, z dopasowaniem po zadeklarowanym typie lane <text:span text:style-name="T4">BOX</text:span>.<text:line-break/></text:p>
        </text:list-item>
        <text:list-item>
          <text:p text:style-name="P55"><text:span text:style-name="T3">Produkt → spinanie (push):</text:span> <text:span text:style-name="T4">PROD[1|2]_P3 → STRAP{1|2}<text:line-break/></text:span> <text:span text:style-name="T3">Reguła:</text:span> mapowanie linii → STRAP: <text:span text:style-name="T4">L1 → STRAP1</text:span>, <text:span text:style-name="T4">L2 → STRAP2</text:span> (niezależnie od ewentualnych kroków pośrednich w innych flowach).<text:line-break/> <text:span text:style-name="T3">Warunek:</text:span> <text:span text:style-name="T4">STRAP{1|2}.accept=true</text:span>.<text:line-break/></text:p>
        </text:list-item>
        <text:list-item>
          <text:p text:style-name="P55"><text:span text:style-name="T3">Spinanie → bufor wysyłki (push):</text:span> <text:span text:style-name="T4">STRAP{1|2} → SHIP_BUF_L*<text:line-break/></text:span> <text:span text:style-name="T3">Dobór lane:</text:span> <text:span text:style-name="T4">shipLaneByGoodsOrAssignEmpty</text:span> (<text:span text:style-name="T9">autobind</text:span> do <text:span text:style-name="T4">BOX</text:span>).<text:line-break/></text:p>
        </text:list-item>
        <text:list-item>
          <text:p text:style-name="P91"><text:span text:style-name="T3">Bufor wysyłki → SALES (push/pull):</text:span> <text:span text:style-name="T4">SHIP_BUF_L* → SALES<text:line-break/></text:span> <text:span text:style-name="T3">Wyzwalacz:</text:span> <text:span text:style-name="T4">SALES.accept=true</text:span> lub reguła wysyłki.<text:line-break/></text:p>
        </text:list-item>
      </text:list>
      <text:p text:style-name="P2"><text:span text:style-name="T3">Ścieżka odpadu (na żądanie):</text:span></text:p>
      <text:list xml:id="list2673225159" text:style-name="WWNum19">
        <text:list-item>
          <text:p text:style-name="P17"><text:span text:style-name="T4">PROD[1|2]_P1 → WASTE_BUF</text:span>,<text:line-break/></text:p>
        </text:list-item>
        <text:list-item>
          <text:p text:style-name="P92"><text:span text:style-name="T4">PROD[1|2]_P3 → WASTE_BUF</text:span>.<text:line-break/> UI: <text:span text:style-name="T4">intents.release=true</text:span>, <text:span text:style-name="T4">route.releaseKind="waste"</text:span>.<text:line-break/></text:p>
        </text:list-item>
      </text:list>
      <text:p text:style-name="P126"><text:span text:style-name="T3">Skrót (linia 1):</text:span></text:p>
      <text:list xml:id="list3116659928" text:style-name="WWNum4">
        <text:list-item>
          <text:p text:style-name="P129">Puste → produkcja: <text:span text:style-name="T4">EMPTY_BUF → PROD1_P1<text:line-break/></text:span></text:p>
        </text:list-item>
        <text:list-item>
          <text:p text:style-name="P130">Produkt → wyjście: <text:span text:style-name="T4">PROD1_P3 → STRAP1 → SHIP_BUF → SALES<text:line-break/></text:span></text:p>
        </text:list-item>
        <text:list-item>
          <text:p text:style-name="P131">Odpad: <text:span text:style-name="T4">PROD1_P1</text:span> lub <text:span text:style-name="T4">PROD1_P3 → WASTE_BUF<text:line-break/></text:span></text:p>
        </text:list-item>
      </text:list>
      <text:p text:style-name="P134"><text:bookmark text:name="_sxxb50gvj7yb"/><text:soft-page-break/><text:span text:style-name="T11">3.5.3 Flow dla materiałów G (dwa typy: G_A, G_B)</text:span></text:p>
      <text:p text:style-name="P2"><text:span text:style-name="T3">Założenie upraszczające:</text:span> używamy dwóch typów materiałów G (<text:span text:style-name="T4">G_A</text:span>, <text:span text:style-name="T4">G_B</text:span>). Operator zawsze wybiera bieżący typ w <text:span text:style-name="T4">ui.goodsTypeSelected</text:span> na gniazdach produkcyjnych <text:span text:style-name="T4">PROD*_G*</text:span>. Na alejkach <text:span text:style-name="T4">G_BUF_L*</text:span> operatorzy ręczni ustawiają typ lane (<text:span text:style-name="T9">autobind</text:span> lub ręcznie) oraz oznaczają bufor jako gotowy do wydania (<text:span text:style-name="T4">intents.release=true</text:span>). Na buforze G <text:span text:style-name="T3">nie wywołuje się dostawy</text:span> — jest on <text:span text:style-name="T3">źródłem towaru</text:span>, gotowym do wysyłki.</text:p>
      <text:p text:style-name="P2"><text:span text:style-name="T3">Model wyzwalania (pull z produkcji):</text:span></text:p>
      <text:list xml:id="list1984106486" text:style-name="WWNum20">
        <text:list-item>
          <text:p text:style-name="P18"><text:span text:style-name="T3">Wyzwalacz:</text:span> operator na <text:span text:style-name="T4">PROD*_G*</text:span> ustawia <text:span text:style-name="T4">intents.accept=true</text:span> dla wybranego <text:span text:style-name="T4">ui.goodsTypeSelected</text:span> (np. <text:span text:style-name="T4">G_A</text:span>). To jest sygnał „brakuje mi typu G – przywieź”.<text:line-break/></text:p>
        </text:list-item>
        <text:list-item>
          <text:p text:style-name="P56"><text:span text:style-name="T3">Źródło:</text:span> <text:span text:style-name="T4">G_BUF_L*</text:span> ma <text:span text:style-name="T4">intents.release=true</text:span> i wskazany typ lane (<text:span text:style-name="T4">state.goodsTypeCurrent = G_A|G_B</text:span>).<text:line-break/></text:p>
        </text:list-item>
        <text:list-item>
          <text:p text:style-name="P93"><text:span text:style-name="T3">Decyzja Orchestratora:</text:span> powstaje task <text:span text:style-name="T4">G_BUF_L* → PROD*_G*</text:span> tylko gdy oba warunki są spełnione: (i) produkcja <text:span text:style-name="T3">woła</text:span> (<text:span text:style-name="T4">accept=true</text:span> dla typu), (ii) lane G jest <text:span text:style-name="T3">gotowy do wydania</text:span> (<text:span text:style-name="T4">release=true</text:span>, typ <text:span text:style-name="T3">zgodny</text:span>, <text:span text:style-name="T4">freeSlots&gt;0</text:span> w celu).<text:line-break/></text:p>
        </text:list-item>
      </text:list>
      <text:p text:style-name="P2"><text:span text:style-name="T3">Kroki przepływu:</text:span></text:p>
      <text:list xml:id="list2964353969" text:style-name="WWNum32">
        <text:list-item>
          <text:p text:style-name="P19"><text:span text:style-name="T3">Dostawa G → produkcja:</text:span> <text:span text:style-name="T4">G_BUF_L* → PROD[1|2]_G[1|2]<text:line-break/></text:span> <text:span text:style-name="T3">Dobór lane:</text:span> <text:span text:style-name="T4">gLaneByGoodsOrAssignEmpty</text:span> (jeśli istnieje alejka z <text:span text:style-name="T4">goodsTypeCurrent == G_A|G_B</text:span> → wybierz ją; w p.p. przypisz pierwszą <text:span text:style-name="T3">pustą</text:span> alejkę do danego typu — <text:span text:style-name="T9">autobind</text:span>).<text:line-break/> <text:span text:style-name="T3">Dobór gniazda:</text:span> <text:span text:style-name="T4">matchByGoodsType</text:span> (zgodność z <text:span text:style-name="T4">ui.goodsTypeSelected</text:span>) oraz opcjonalnie <text:span text:style-name="T4">matchByLineIdAndGSlot</text:span>.<text:line-break/></text:p>
        </text:list-item>
        <text:list-item>
          <text:p text:style-name="P94"><text:span text:style-name="T3">Wywóz G do odpadu (na żądanie operatora produkcji):</text:span> <text:span text:style-name="T4">PROD[1|2]_G[1|2] → WASTE_BUF<text:line-break/></text:span> UI: <text:span text:style-name="T4">intents.release=true</text:span>, <text:span text:style-name="T4">route.releaseKind="waste"</text:span>.<text:line-break/></text:p>
        </text:list-item>
      </text:list>
      <text:p text:style-name="P2"><text:span text:style-name="T3">Uwagi operacyjne:</text:span></text:p>
      <text:list xml:id="list2339379357" text:style-name="WWNum30">
        <text:list-item>
          <text:p text:style-name="P20"><text:span text:style-name="T4">G_BUF_L*</text:span> działa jak <text:span text:style-name="T3">źródło</text:span> (analog <text:span text:style-name="T4">EMPTY_BUF</text:span>): manual określa typ lane i gotowość do wydania (<text:span text:style-name="T4">release=true</text:span>); <text:span text:style-name="T3">nie ma</text:span> tu przycisku „przywieź”.<text:line-break/></text:p>
        </text:list-item>
        <text:list-item>
          <text:p text:style-name="P95"><text:span text:style-name="T4">PROD*_G*</text:span> są wejściowymi slotami produkcyjnymi; to one <text:span text:style-name="T3">inicjują</text:span> transport ustawieniem <text:span text:style-name="T4">accept=true</text:span> (<text:span text:style-name="T9">pull</text:span>).<text:line-break/></text:p>
        </text:list-item>
      </text:list>
      <text:p text:style-name="P2"><text:span text:style-name="T3">Decyzja i feedback:</text:span> Orchestrator tworzy task tylko, gdy produkcja woła i lane EMPTY jest gotowy; w przeciwnym razie zapisuje w <text:span text:style-name="T4">CONTROL.tags.blocked.reasons</text:span> powód (np. <text:span text:style-name="T4">NO_LANE_FOR_TYPE</text:span>, <text:span text:style-name="T4">LANE_NOT_RELEASE</text:span>, <text:span text:style-name="T4">DEST_BLOCKED</text:span>).</text:p>
      <text:p text:style-name="Standard"><draw:rect text:anchor-type="as-char" style:rel-width="100%" draw:z-index="4" draw:style-name="gr1" draw:text-style-name="P136" svg:width="0.0012in" svg:height="0.0213in"><text:p/></draw:rect></text:p>
      <text:p text:style-name="P135"><text:bookmark text:name="_ejqo1om5nrt3"/><text:span text:style-name="T2">3.6 Zachowanie miejsc procesowych</text:span></text:p>
      <text:p text:style-name="P134"><text:bookmark text:name="_qchft4j4heyd"/><text:span text:style-name="T11">EMPTY_BUF_L*</text:span></text:p>
      <text:p text:style-name="P2"><text:span text:style-name="T3">Rola:</text:span> źródło pustych opakowań wypełniane ręcznie (poza systemem AGV).</text:p>
      <text:p text:style-name="P2"><text:span text:style-name="T3">Intencje:</text:span> <text:span text:style-name="T4">intents.release=true</text:span> (gotowość do wydania); operator na UI wskazuje typ lane (np. <text:span text:style-name="T4">EUR_PAL</text:span>), co jest odzwierciedlane w RDS (<text:span text:style-name="T4">CONTROL.content.ui.goodsTypeSelected</text:span> i/lub <text:span text:style-name="T4">OCCUPANCY.state.goodsTypeCurrent</text:span>).</text:p>
      <text:p text:style-name="P2"><text:span text:style-name="T3">Dobór przez Orchestratora:</text:span> wyłącznie na podstawie <text:span text:style-name="T3">zadeklarowanego typu lane</text:span> (<text:span text:style-name="T4">emptyLaneByDeclaredType</text:span>). Brak <text:span text:style-name="T9">autobind</text:span>.</text:p>
      <text:p text:style-name="P2"><text:span text:style-name="T3">Feedback:</text:span> gdy nie można zrealizować wołania, Orchestrator zapisuje w <text:span text:style-name="T4">CONTROL.tags.blocked.reasons</text:span> powód (np. <text:span text:style-name="T4">NO_LANE_FOR_TYPE</text:span>, <text:span text:style-name="T4">LANE_NOT_RELEASE</text:span>, <text:span text:style-name="T4">DEST_BLOCKED</text:span>).</text:p>
      <text:p text:style-name="Standard"><draw:rect text:anchor-type="as-char" style:rel-width="100%" draw:z-index="5" draw:style-name="gr1" draw:text-style-name="P136" svg:width="0.0012in" svg:height="0.0213in"><text:p/></draw:rect></text:p>
      <text:p text:style-name="P2"><text:soft-page-break/>Każde miejsce ma określone zachowanie, wynikające z konfiguracji i roli w procesie:</text:p>
      <text:p text:style-name="P134"><text:bookmark text:name="_pjlghndiae3n"/><text:span text:style-name="T11">PROD1_P1 – port wejściowy (puste IN, odpad OUT)</text:span></text:p>
      <text:list xml:id="list4090162976" text:style-name="WWNum31">
        <text:list-item>
          <text:p text:style-name="P21"><text:span text:style-name="T3">Intencje:</text:span> przyjęcie pustych opakowań (<text:span text:style-name="T4">accept=true</text:span>) lub wywóz odpadu (<text:span text:style-name="T4">release=true</text:span>, <text:span text:style-name="T4">releaseKind=waste</text:span>).<text:line-break/></text:p>
        </text:list-item>
        <text:list-item>
          <text:p text:style-name="P57"><text:span text:style-name="T3">Ograniczenia:</text:span> brak możliwości manualnego wskazania celu przy przyjęciu pustych.<text:line-break/></text:p>
        </text:list-item>
        <text:list-item>
          <text:p text:style-name="P96"><text:span text:style-name="T3">Orchestrator:</text:span> tworzy task tylko, jeśli bufor <text:span text:style-name="T4">EMPTY_BUF</text:span> ma wolny slot.<text:line-break/></text:p>
        </text:list-item>
      </text:list>
      <text:p text:style-name="P134"><text:bookmark text:name="_tftgspsunvg7"/><text:span text:style-name="T11">PROD1_P3 – port wyjściowy (produkt OUT, odpad OUT)</text:span></text:p>
      <text:list xml:id="list55726948" text:style-name="WWNum26">
        <text:list-item>
          <text:p text:style-name="P22"><text:span text:style-name="T3">Intencje:</text:span> wysyłka produktu (<text:span text:style-name="T4">releaseKind=auto</text:span>), skróty ręczne (<text:span text:style-name="T4">wrap</text:span>, <text:span text:style-name="T4">strap</text:span>, <text:span text:style-name="T4">ship</text:span>, <text:span text:style-name="T4">waste</text:span>).<text:line-break/></text:p>
        </text:list-item>
        <text:list-item>
          <text:p text:style-name="P58"><text:span text:style-name="T3">Wybór typu na wyjściu:</text:span> operator może ustawić <text:span text:style-name="T4">ui.goodsTypeSelected</text:span> dla wysyłki (np. wypchnięcie <text:span text:style-name="T3">poprzedniego batcha</text:span>), niezależnie od tego, co jest aktualnie wołane na <text:span text:style-name="T4">PROD1_P1</text:span>.<text:line-break/></text:p>
        </text:list-item>
        <text:list-item>
          <text:p text:style-name="P97"><text:span text:style-name="T3">Orchestrator:</text:span> wybiera cel zgodnie z aktualnym flow i zajętością buforów; mapowanie linii → STRAP: <text:span text:style-name="T4">L1→STRAP1</text:span>.<text:line-break/></text:p>
        </text:list-item>
      </text:list>
      <text:p text:style-name="P134"><text:bookmark text:name="_6u2ynh5x6hvg"/><text:span text:style-name="T11">PROD2_P3 – port wyjściowy (produkt OUT, odpad OUT)</text:span></text:p>
      <text:list xml:id="list696673256" text:style-name="WWNum45">
        <text:list-item>
          <text:p text:style-name="P23"><text:span text:style-name="T3">Intencje:</text:span> jak wyżej.<text:line-break/></text:p>
        </text:list-item>
        <text:list-item>
          <text:p text:style-name="P59"><text:span text:style-name="T3">Wybór typu na wyjściu:</text:span> analogiczny – <text:span text:style-name="T4">ui.goodsTypeSelected</text:span> dla wysyłki.<text:line-break/></text:p>
        </text:list-item>
        <text:list-item>
          <text:p text:style-name="P98"><text:span text:style-name="T3">Orchestrator:</text:span> mapowanie linii → STRAP: <text:span text:style-name="T4">L2→STRAP2</text:span>.<text:line-break/></text:p>
        </text:list-item>
      </text:list>
      <text:p text:style-name="P134"><text:bookmark text:name="_8b755zr6959o"/><text:span text:style-name="T11">PROD</text:span><text:span text:style-name="T12">_G</text:span><text:span text:style-name="T11"> – gniazda dostaw G na produkcji (G IN, odpad OUT)</text:span></text:p>
      <text:list xml:id="list555249533" text:style-name="WWNum2">
        <text:list-item>
          <text:p text:style-name="P24"><text:span text:style-name="T3">Intencje (</text:span><text:span text:style-name="T10">pull</text:span><text:span text:style-name="T3">):</text:span> operator wybiera <text:span text:style-name="T4">ui.goodsTypeSelected = G_A|G_B</text:span> i ustawia <text:span text:style-name="T4">intents.accept=true</text:span> (sygnał „przywieź G tego typu”).<text:line-break/></text:p>
        </text:list-item>
        <text:list-item>
          <text:p text:style-name="P60"><text:span text:style-name="T3">Wywóz na żądanie:</text:span> operator może ustawić <text:span text:style-name="T4">intents.release=true</text:span> z <text:span text:style-name="T4">route.releaseKind="waste"</text:span> → <text:span text:style-name="T4">PROD*_G* → WASTE_BUF</text:span>.<text:line-break/></text:p>
        </text:list-item>
        <text:list-item>
          <text:p text:style-name="P99"><text:span text:style-name="T3">Orchestrator:</text:span> przy <text:span text:style-name="T4">accept=true</text:span> szuka lane w <text:span text:style-name="T4">G_BUF_L*</text:span> gotowego do wydania (<text:span text:style-name="T4">release=true</text:span>) i <text:span text:style-name="T3">zgodnego typem</text:span>; tworzy task <text:span text:style-name="T4">G_BUF_L* → PROD*_G*</text:span>.<text:line-break/></text:p>
        </text:list-item>
      </text:list>
      <text:p text:style-name="P134"><text:bookmark text:name="_x7f72qwoa5vh"/><text:span text:style-name="T11">G_BUF_L* – alejki bufora materiałów G (źródło)</text:span></text:p>
      <text:list xml:id="list1595998708" text:style-name="WWNum35">
        <text:list-item>
          <text:p text:style-name="P25"><text:span text:style-name="T3">Rola:</text:span> źródło towarów G. <text:span text:style-name="T3">Nie wywołuje się dostawy</text:span> z <text:span text:style-name="T4">G_BUF</text:span>; lane jest gotowe do wydania.<text:line-break/></text:p>
        </text:list-item>
        <text:list-item>
          <text:p text:style-name="P61"><text:span text:style-name="T3">Intencje:</text:span> <text:span text:style-name="T4">intents.release=true</text:span>; operator ręczny ustala typ lane (<text:span text:style-name="T4">state.goodsTypeCurrent = G_A|G_B</text:span>) – ręcznie lub przez <text:span text:style-name="T9">autobind</text:span>.<text:line-break/></text:p>
        </text:list-item>
        <text:list-item>
          <text:p text:style-name="P100"><text:span text:style-name="T3">Zachowanie:</text:span> lane przyjmuje przypisanie typu do <text:span text:style-name="T3">opróżnienia</text:span>; nie miesza typów w jednej alejce.<text:line-break/></text:p>
        </text:list-item>
      </text:list>
      <text:p text:style-name="P134"><text:bookmark text:name="_imkadp1s0s82"/><text:soft-page-break/><text:span text:style-name="T11">WRAP – owijarka z buforem 2-slotowym</text:span></text:p>
      <text:list xml:id="list2590402636" text:style-name="WWNum38">
        <text:list-item>
          <text:p text:style-name="P26"><text:span text:style-name="T3">Wejście:</text:span> przyjęcie produktu, jeśli stanowisko wolne.<text:line-break/></text:p>
        </text:list-item>
        <text:list-item>
          <text:p text:style-name="P62"><text:span text:style-name="T3">Wyjście:</text:span> wysyłka do <text:span text:style-name="T4">STRAP1</text:span> (dla <text:span text:style-name="T4">EUR_PAL</text:span>).<text:line-break/></text:p>
        </text:list-item>
        <text:list-item>
          <text:p text:style-name="P101"><text:span text:style-name="T3">Occupancy Manager:</text:span> zarządza dostępnością slotów (<text:span text:style-name="T4">stackHeights</text:span>, <text:span text:style-name="T4">acceptWindow</text:span>).<text:line-break/></text:p>
        </text:list-item>
      </text:list>
      <text:p text:style-name="P134"><text:bookmark text:name="_52njksowr27i"/><text:span text:style-name="T11">STRAP1 – spinanie linii 1</text:span></text:p>
      <text:list xml:id="list2435460724" text:style-name="WWNum48">
        <text:list-item>
          <text:p text:style-name="P27"><text:span text:style-name="T3">Wejście:</text:span> przyjęcie od <text:span text:style-name="T4">WRAP</text:span> (dla <text:span text:style-name="T4">EUR_PAL</text:span>) lub bezpośrednio od produkcji (dla <text:span text:style-name="T4">BOX</text:span>) z linii 1.<text:line-break/></text:p>
        </text:list-item>
        <text:list-item>
          <text:p text:style-name="P102"><text:span text:style-name="T3">Wyjście:</text:span> przekazanie do <text:span text:style-name="T4">SHIP_BUF</text:span>.<text:line-break/></text:p>
        </text:list-item>
      </text:list>
      <text:p text:style-name="P134"><text:bookmark text:name="_tzxwdpxnl4vv"/><text:span text:style-name="T11">STRAP2 – spinanie linii 2</text:span></text:p>
      <text:list xml:id="list1835434495" text:style-name="WWNum40">
        <text:list-item>
          <text:p text:style-name="P123">Analogicznie do STRAP1 dla linii 2.<text:line-break/></text:p>
        </text:list-item>
      </text:list>
      <text:p text:style-name="P134"><text:bookmark text:name="_5b19rvr10jzv"/><text:span text:style-name="T11">SHIP_BUF – bufor wysyłki (wielotypowy, sterowany per‑alejka)</text:span></text:p>
      <text:list xml:id="list1273604156" text:style-name="WWNum13">
        <text:list-item>
          <text:p text:style-name="P28"><text:span text:style-name="T3">Wielotypowość per alejka:</text:span> każda alejka <text:span text:style-name="T4">SHIP_BUF_L*</text:span> może mieć inny <text:span text:style-name="T4">state.goodsTypeCurrent</text:span> (ustawiany przez <text:span text:style-name="T9">autobind</text:span> przy pierwszym przyjęciu lub ręcznie). Typ utrzymuje się <text:span text:style-name="T3">do całkowitego opróżnienia alejki</text:span>.<text:line-break/></text:p>
        </text:list-item>
        <text:list-item>
          <text:p text:style-name="P63"><text:span text:style-name="T3">Przyjmowanie (</text:span><text:span text:style-name="T5">accept</text:span><text:span text:style-name="T3">):</text:span> operator może czasowo wyłączyć przyjmowanie (<text:span text:style-name="T4">intents.accept=false</text:span>) dla całego <text:span text:style-name="T4">SHIP_BUF</text:span> albo dla wybranych alejek. <text:span text:style-name="T3">Zasada inflight:</text:span> taski już w drodze dojeżdżają mimo <text:span text:style-name="T4">accept=false</text:span>.<text:line-break/></text:p>
        </text:list-item>
        <text:list-item>
          <text:p text:style-name="P63"><text:span text:style-name="T3">Kontrola jakości (poza systemem):</text:span> po badaniu partii operator ręczny zaznacza partię jako gotową do wysyłki w UI (np. <text:span text:style-name="T9">check</text:span> na towarze/alejce).<text:line-break/></text:p>
        </text:list-item>
        <text:list-item>
          <text:p text:style-name="P63"><text:span text:style-name="T3">Wywóz (</text:span><text:span text:style-name="T10">ship trigger</text:span><text:span text:style-name="T3">):</text:span> operator uruchamia manualny wywóz dla wskazanego towaru/alejki (<text:span text:style-name="T4">intents.release=true</text:span>, <text:span text:style-name="T4">route.releaseKind="ship"</text:span>).<text:line-break/></text:p>
        </text:list-item>
        <text:list-item>
          <text:p text:style-name="P63"><text:span text:style-name="T3">Warunki wyjazdu:</text:span> Orchestrator realizuje <text:span text:style-name="T4">SHIP_BUF_L* → SHIP_STATION</text:span> jeśli:<text:line-break/> (i) istnieje wolne miejsce w na stacji (<text:span text:style-name="T4">SHIP_STATION.accept=true</text:span> i/lub wolny slot),<text:line-break/> (ii) w przeciwnym razie używa bufora <text:span text:style-name="T3">overflow</text:span> (<text:span text:style-name="T9">overflow</text:span>) jeśli skonfigurowany,<text:line-break/> (iii) w obu przypadkach respektuje filtr towaru po <text:span text:style-name="T4">state.goodsTypeCurrent</text:span>.<text:line-break/></text:p>
        </text:list-item>
        <text:list-item>
          <text:p text:style-name="P63"><text:span text:style-name="T3">Reguły doboru celu:</text:span> <text:span text:style-name="T4">shipStationAccept</text:span>, <text:span text:style-name="T4">shipStationOrOverflow</text:span> (nowa), z poszanowaniem stanu akceptacji i jakości.<text:line-break/></text:p>
        </text:list-item>
        <text:list-item>
          <text:p text:style-name="P103"><text:span text:style-name="T3">Feedback:</text:span> gdy nie można wywieźć, <text:span text:style-name="T4">CONTROL.tags.preview/explain</text:span> podaje przyczynę (np. <text:span text:style-name="T4">TUNNEL_FULL</text:span>, <text:span text:style-name="T4">STATION_PAUSED</text:span>, <text:span text:style-name="T4">NO_OVERFLOW_SLOT</text:span>).<text:line-break/></text:p>
        </text:list-item>
      </text:list>
      <text:p text:style-name="P134"><text:bookmark text:name="_ixkbn14l8st"/><text:span text:style-name="T11">WASTE_BUF – bufor odpadu</text:span></text:p>
      <text:list xml:id="list3434856025" text:style-name="WWNum18">
        <text:list-item>
          <text:p text:style-name="P29"><text:span text:style-name="T3">Wejście:</text:span> odbiór odpadów z produkcji.<text:line-break/></text:p>
        </text:list-item>
        <text:list-item>
          <text:p text:style-name="P104"><text:span text:style-name="T3">Wyjście:</text:span> opcjonalny transport na zewnętrzne stanowisko utylizacji.<text:line-break/></text:p>
        </text:list-item>
      </text:list>
      <text:p text:style-name="Standard"><draw:rect text:anchor-type="as-char" style:rel-width="100%" draw:z-index="6" draw:style-name="gr1" draw:text-style-name="P136" svg:width="0.0012in" svg:height="0.0213in"><text:p/></draw:rect></text:p>
      <text:p text:style-name="P135"><text:bookmark text:name="_x0ubp9qmydqu"/><text:soft-page-break/><text:span text:style-name="T2">3.7 Scenariusz testowy – podstawowy przepływ EUR_PAL</text:span></text:p>
      <text:list xml:id="list610885070" text:style-name="WWNum29">
        <text:list-item>
          <text:p text:style-name="P30">Operator w UI ustawia <text:span text:style-name="T4">accept=true</text:span> na <text:span text:style-name="T4">PROD1_P1</text:span> (żądanie przywiezienia pustej palety).<text:line-break/></text:p>
        </text:list-item>
        <text:list-item>
          <text:p text:style-name="P64">Orchestrator analizuje stan <text:span text:style-name="T4">EMPTY_BUF_OCCUPANCY</text:span> i tworzy task <text:span text:style-name="T4">EMPTY_BUF → PROD1_P1</text:span>.<text:line-break/></text:p>
        </text:list-item>
        <text:list-item>
          <text:p text:style-name="P64">RDS przypisuje robota, który wykonuje zadanie.<text:line-break/></text:p>
        </text:list-item>
        <text:list-item>
          <text:p text:style-name="P64">Po dostarczeniu pustej palety, operator ustawia <text:span text:style-name="T4">release=true</text:span> na <text:span text:style-name="T4">PROD1_P3</text:span> (gotowy produkt).<text:line-break/></text:p>
        </text:list-item>
        <text:list-item>
          <text:p text:style-name="P64">Orchestrator wybiera kolejny krok z flow: <text:span text:style-name="T4">PROD1_P3 → WRAP</text:span>.<text:line-break/></text:p>
        </text:list-item>
        <text:list-item>
          <text:p text:style-name="P64">Po zakończeniu owijania – <text:span text:style-name="T4">WRAP → STRAP1 → SHIP_BUF → SALES</text:span>.<text:line-break/></text:p>
        </text:list-item>
        <text:list-item>
          <text:p text:style-name="P105">Wszystkie decyzje i uzasadnienia zapisane są w <text:span text:style-name="T4">CONTROL.tags</text:span> dla każdego miejsca.<text:line-break/></text:p>
        </text:list-item>
      </text:list>
      <text:p text:style-name="P126"><text:span text:style-name="T3">Nota implementacyjna:</text:span> ten scenariusz służy do testowania całego łańcucha decyzyjnego: intencja → decyzja → task → aktualizacja stanu → kolejna decyzja.</text:p>
      <text:p text:style-name="Standard"><draw:rect text:anchor-type="as-char" style:rel-width="100%" draw:z-index="7" draw:style-name="gr1" draw:text-style-name="P136" svg:width="0.0012in" svg:height="0.0213in"><text:p/></draw:rect></text:p>
      <text:p text:style-name="P135"><text:bookmark text:name="_2fk1z5m9iomy"/><text:span text:style-name="T2">3.8 Granice przykładu</text:span></text:p>
      <text:p text:style-name="P2">Przykład nie opisuje pełnej konfiguracji parametrów manewrowych (wysokości wideł, profile podnoszenia, czasy, itp.). Te elementy należą do konfiguracji tasków w RDS i mogą być dodane w fazie wdrożeniowej.</text:p>
      <text:p text:style-name="P2"><text:span text:style-name="T3">Dodatkowe testy rozszerzone obejmą:</text:span></text:p>
      <text:list xml:id="list2596893251" text:style-name="WWNum47">
        <text:list-item>
          <text:p text:style-name="P31">sytuację bufora pełnego (<text:span text:style-name="T4">BLOCK_AND_WAIT</text:span>, <text:span text:style-name="T4">ASK_OPERATOR</text:span>, <text:span text:style-name="T4">AUTO_REROUTE</text:span>),<text:line-break/></text:p>
        </text:list-item>
        <text:list-item>
          <text:p text:style-name="P65">przerwanie taska z użyciem <text:span text:style-name="T4">canInterruptSafely</text:span>,<text:line-break/></text:p>
        </text:list-item>
        <text:list-item>
          <text:p text:style-name="P65">wyścigi pomiędzy tworzeniem i anulowaniem tasków,<text:line-break/></text:p>
        </text:list-item>
        <text:list-item>
          <text:p text:style-name="P106">automatyczne przywracanie robota (<text:span text:style-name="T9">dispatchable fix</text:span>).<text:line-break/></text:p>
        </text:list-item>
      </text:list>
      <text:p text:style-name="P126"><text:span text:style-name="T3">Nota implementacyjna:</text:span> przykład referencyjny stanowi bazę dla testów integracyjnych i regresyjnych. Na jego podstawie można ocenić poprawność całego modelu danych i logiki Orchestratora.</text:p>
      <text:p text:style-name="Standard"><draw:rect text:anchor-type="as-char" style:rel-width="100%" draw:z-index="8" draw:style-name="gr1" draw:text-style-name="P136" svg:width="0.0012in" svg:height="0.0213in"><text:p/></draw:rect></text:p>
      <text:p text:style-name="P135"><text:bookmark text:name="_jh5i3ydnr1d9"/><text:span text:style-name="T2">3.9 Matryca intencja → akcja → explain (kluczowe miejsca)</text:span></text:p>
      <text:p text:style-name="P2">Poniżej syntetyczna macierz pokazująca, kto i gdzie ustawia intencję, co robi Orchestrator i jakie minimum informacji musi trafić do <text:span text:style-name="T4">CONTROL.tags.preview/explain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1"><text:span text:style-name="T3">Miejsce</text:span></text:p>
          </table:table-cell>
          <table:table-cell table:style-name="Table1.A1" office:value-type="string">
            <text:p text:style-name="P1"><text:span text:style-name="T3">Intencja z UI</text:span></text:p>
          </table:table-cell>
          <table:table-cell table:style-name="Table1.A1" office:value-type="string">
            <text:p text:style-name="P1"><text:span text:style-name="T3">Warunki</text:span></text:p>
          </table:table-cell>
          <table:table-cell table:style-name="Table1.A1" office:value-type="string">
            <text:p text:style-name="P1"><text:span text:style-name="T3">Akcja Orchestratora</text:span></text:p>
          </table:table-cell>
          <table:table-cell table:style-name="Table1.A1" office:value-type="string">
            <text:p text:style-name="P1"><text:span text:style-name="T3">Minimalny </text:span><text:span text:style-name="T5">preview</text:span></text:p>
          </table:table-cell>
          <table:table-cell table:style-name="Table1.A1" office:value-type="string">
            <text:p text:style-name="P1"><text:span text:style-name="T3">Przykładowe </text:span><text:span text:style-name="T5">reason[]</text:span></text:p>
          </table:table-cell>
        </table:table-row>
        <table:table-row table:style-name="Table1.2">
          <table:table-cell table:style-name="Table1.A1" office:value-type="string">
            <text:p text:style-name="Standard"><text:span text:style-name="T4">PROD1_P1</text:span> (pull pustych)</text:p>
          </table:table-cell>
          <table:table-cell table:style-name="Table1.A1" office:value-type="string">
            <text:p text:style-name="Standard"><text:span text:style-name="T4">accept=true</text:span>, <text:span text:style-name="T4">goodsTypeSelected=EUR_PAL</text:span></text:p>
          </table:table-cell>
          <table:table-cell table:style-name="Table1.A1" office:value-type="string">
            <text:p text:style-name="Standard"><text:span text:style-name="T4">EMPTY_BUF_L*</text:span> ma <text:span text:style-name="T4">release=true</text:span> i <text:span text:style-name="T3">deklarowany typ </text:span><text:span text:style-name="T5">EUR_PAL</text:span></text:p>
          </table:table-cell>
          <table:table-cell table:style-name="Table1.A1" office:value-type="string">
            <text:p text:style-name="Standard"><text:span text:style-name="T4">CREATE_TASK: EMPTY_BUF_Lx → PROD1_P1</text:span></text:p>
          </table:table-cell>
          <table:table-cell table:style-name="Table1.A1" office:value-type="string">
            <text:p text:style-name="Standard"><text:span text:style-name="T4">GOODS_TYPE</text:span>, <text:span text:style-name="T4">SOURCE=EMPTY_BUF_Lx</text:span>, <text:span text:style-name="T4">TARGET=PROD1_P1</text:span></text:p>
          </table:table-cell>
          <table:table-cell table:style-name="Table1.A1" office:value-type="string">
            <text:p text:style-name="Standard"><text:span text:style-name="T4">MATCH_DECLARED_LANE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4">PROD1_P1</text:span></text:p>
          </table:table-cell>
          <table:table-cell table:style-name="Table1.A1" office:value-type="string">
            <text:p text:style-name="Standard">j.w.</text:p>
          </table:table-cell>
          <table:table-cell table:style-name="Table1.A1" office:value-type="string">
            <text:p text:style-name="Standard">brak odpowiedniej alejki / <text:span text:style-name="T4">release=false</text:span></text:p>
          </table:table-cell>
          <table:table-cell table:style-name="Table1.A1" office:value-type="string">
            <text:p text:style-name="Standard"><text:span text:style-name="T3">NONE</text:span></text:p>
          </table:table-cell>
          <table:table-cell table:style-name="Table1.A1" office:value-type="string">
            <text:p text:style-name="Standard"><text:span text:style-name="T4">action=NONE</text:span></text:p>
          </table:table-cell>
          <table:table-cell table:style-name="Table1.A1" office:value-type="string">
            <text:p text:style-name="Standard"><text:span text:style-name="T4">NO_LANE_FOR_TYPE</text:span>, <text:span text:style-name="T4">LANE_NOT_RELEASE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4">PROD1_P3</text:span> (push produktu)</text:p>
          </table:table-cell>
          <table:table-cell table:style-name="Table1.A1" office:value-type="string">
            <text:p text:style-name="Standard"><text:span text:style-name="T4">release=true</text:span>, <text:span text:style-name="T4">goodsTypeSelected=EUR_PAL</text:span>, <text:span text:style-name="T4">releaseKind=auto</text:span></text:p>
          </table:table-cell>
          <table:table-cell table:style-name="Table1.A1" office:value-type="string">
            <text:p text:style-name="Standard"><text:span text:style-name="T4">WRAP.accept=true</text:span></text:p>
          </table:table-cell>
          <table:table-cell table:style-name="Table1.A1" office:value-type="string">
            <text:p text:style-name="Standard"><text:span text:style-name="T4">CREATE_TASK: PROD1_P3 → WRAP</text:span></text:p>
          </table:table-cell>
          <table:table-cell table:style-name="Table1.A1" office:value-type="string">
            <text:p text:style-name="Standard"><text:span text:style-name="T4">SOURCE=PROD1_P3</text:span>, <text:span text:style-name="T4">TARGET=WRAP</text:span></text:p>
          </table:table-cell>
          <table:table-cell table:style-name="Table1.A1" office:value-type="string">
            <text:p text:style-name="Standard"><text:span text:style-name="T4">WRAP_WITH_BUFFER</text:span> (jeśli WRAP busy → bufor)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4">PROD2_P3</text:span> (push BOX)</text:p>
          </table:table-cell>
          <table:table-cell table:style-name="Table1.A1" office:value-type="string">
            <text:p text:style-name="Standard"><text:span text:style-name="T4">release=true</text:span>, <text:span text:style-name="T4">goodsTypeSelected=BOX</text:span></text:p>
          </table:table-cell>
          <table:table-cell table:style-name="Table1.A1" office:value-type="string">
            <text:p text:style-name="Standard"><text:span text:style-name="T4">STRAP2.accept=true</text:span></text:p>
          </table:table-cell>
          <table:table-cell table:style-name="Table1.A1" office:value-type="string">
            <text:p text:style-name="Standard"><text:span text:style-name="T4">CREATE_TASK: PROD2_P3 → STRAP2</text:span></text:p>
          </table:table-cell>
          <table:table-cell table:style-name="Table1.A1" office:value-type="string">
            <text:p text:style-name="Standard"><text:span text:style-name="T4">LINE_ID=L2</text:span>, <text:span text:style-name="T4">TARGET=STRAP2</text:span></text:p>
          </table:table-cell>
          <table:table-cell table:style-name="Table1.A1" office:value-type="string">
            <text:p text:style-name="Standard"><text:span text:style-name="T4">MAP_LINE_TO_STRAP</text:span></text:p>
          </table:table-cell>
        </table:table-row>
        <table:table-row table:style-name="Table1.6">
          <table:table-cell table:style-name="Table1.A1" office:value-type="string">
            <text:p text:style-name="Standard"><text:span text:style-name="T4">PROD1_G1</text:span> (pull G)</text:p>
          </table:table-cell>
          <table:table-cell table:style-name="Table1.A1" office:value-type="string">
            <text:p text:style-name="Standard"><text:span text:style-name="T4">accept=true</text:span>, <text:span text:style-name="T4">goodsTypeSelected=G_A</text:span></text:p>
          </table:table-cell>
          <table:table-cell table:style-name="Table1.A1" office:value-type="string">
            <text:p text:style-name="Standard"><text:span text:style-name="T4">G_BUF_L*</text:span> ma <text:span text:style-name="T4">release=true</text:span>, lane typu <text:span text:style-name="T4">G_A</text:span></text:p>
          </table:table-cell>
          <table:table-cell table:style-name="Table1.A1" office:value-type="string">
            <text:p text:style-name="Standard"><text:span text:style-name="T4">CREATE_TASK: G_BUF_Ly → PROD1_G1</text:span></text:p>
          </table:table-cell>
          <table:table-cell table:style-name="Table1.A1" office:value-type="string">
            <text:p text:style-name="Standard"><text:span text:style-name="T4">GOODS_TYPE=G_A</text:span>, <text:span text:style-name="T4">SOURCE=G_BUF_Ly</text:span>, <text:span text:style-name="T4">TARGET=PROD1_G1</text:span></text:p>
          </table:table-cell>
          <table:table-cell table:style-name="Table1.A1" office:value-type="string">
            <text:p text:style-name="Standard"><text:span text:style-name="T4">MATCH_BY_GOODS_TYPE</text:span></text:p>
          </table:table-cell>
        </table:table-row>
        <table:table-row table:style-name="Table1.3">
          <table:table-cell table:style-name="Table1.A1" office:value-type="string">
            <text:p text:style-name="Standard"><text:span text:style-name="T4">SHIP_BUF_L*</text:span> (po QA – wywóz)</text:p>
          </table:table-cell>
          <table:table-cell table:style-name="Table1.A1" office:value-type="string">
            <text:p text:style-name="Standard"><text:span text:style-name="T4">release=true</text:span>, <text:span text:style-name="T4">releaseKind=ship</text:span></text:p>
          </table:table-cell>
          <table:table-cell table:style-name="Table1.A1" office:value-type="string">
            <text:p text:style-name="Standard">tunel wolny</text:p>
          </table:table-cell>
          <table:table-cell table:style-name="Table1.A1" office:value-type="string">
            <text:p text:style-name="Standard"><text:span text:style-name="T4">CREATE_TASK: SHIP_BUF_Lx → SHIP_STATION</text:span></text:p>
          </table:table-cell>
          <table:table-cell table:style-name="Table1.A1" office:value-type="string">
            <text:p text:style-name="Standard"><text:span text:style-name="T4">SOURCE=SHIP_BUF_Lx</text:span>, <text:span text:style-name="T4">TARGET=SHIP1</text:span></text:p>
          </table:table-cell>
          <table:table-cell table:style-name="Table1.A1" office:value-type="string">
            <text:p text:style-name="Standard"><text:span text:style-name="T4">SHIP_TUNNEL_FREE</text:span></text:p>
          </table:table-cell>
        </table:table-row>
        <table:table-row table:style-name="Table1.5">
          <table:table-cell table:style-name="Table1.A1" office:value-type="string">
            <text:p text:style-name="Standard"><text:span text:style-name="T4">SHIP_BUF_L*</text:span></text:p>
          </table:table-cell>
          <table:table-cell table:style-name="Table1.A1" office:value-type="string">
            <text:p text:style-name="Standard">j.w.</text:p>
          </table:table-cell>
          <table:table-cell table:style-name="Table1.A1" office:value-type="string">
            <text:p text:style-name="Standard">tunel pełny, <text:span text:style-name="T4">overflow</text:span> dostępne</text:p>
          </table:table-cell>
          <table:table-cell table:style-name="Table1.A1" office:value-type="string">
            <text:p text:style-name="Standard"><text:span text:style-name="T4">CREATE_TASK: SHIP_BUF_Lx → SHIP_OVERFLOW_Lz</text:span></text:p>
          </table:table-cell>
          <table:table-cell table:style-name="Table1.A1" office:value-type="string">
            <text:p text:style-name="Standard"><text:span text:style-name="T4">TARGET=SHIP_OVERFLOW_Lz</text:span></text:p>
          </table:table-cell>
          <table:table-cell table:style-name="Table1.A1" office:value-type="string">
            <text:p text:style-name="Standard"><text:span text:style-name="T4">SHIP_OVERFLOW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4">SHIP_BUF_L*</text:span></text:p>
          </table:table-cell>
          <table:table-cell table:style-name="Table1.A1" office:value-type="string">
            <text:p text:style-name="Standard">j.w.</text:p>
          </table:table-cell>
          <table:table-cell table:style-name="Table1.A1" office:value-type="string">
            <text:p text:style-name="Standard">stacja i overflow pełne</text:p>
          </table:table-cell>
          <table:table-cell table:style-name="Table1.A1" office:value-type="string">
            <text:p text:style-name="Standard"><text:span text:style-name="T3">NONE</text:span></text:p>
          </table:table-cell>
          <table:table-cell table:style-name="Table1.A1" office:value-type="string">
            <text:p text:style-name="Standard"><text:span text:style-name="T4">action=NONE</text:span></text:p>
          </table:table-cell>
          <table:table-cell table:style-name="Table1.A1" office:value-type="string">
            <text:p text:style-name="Standard"><text:span text:style-name="T4">TUNNEL_FULL</text:span>, <text:span text:style-name="T4">OVERFLOW_FULL</text:span></text:p>
          </table:table-cell>
        </table:table-row>
      </table:table>
      <text:p text:style-name="P126"><text:span text:style-name="T3">Uwaga:</text:span> wartości lane <text:span text:style-name="T4">Lx</text:span>, <text:span text:style-name="T4">Ly</text:span>, <text:span text:style-name="T4">Lz</text:span> są przykładami. W <text:span text:style-name="T4">preview.task.params</text:span> należy jawnie podawać <text:span text:style-name="T4">SOURCE_LANE/TARGET_LANE</text:span> dla niejednoznacznych miejsc.</text:p>
      <text:p text:style-name="Standard"><draw:rect text:anchor-type="as-char" style:rel-width="100%" draw:z-index="9" draw:style-name="gr1" draw:text-style-name="P136" svg:width="0.0012in" svg:height="0.0213in"><text:p/></draw:rect></text:p>
      <text:p text:style-name="P132"><text:bookmark text:name="_bs80i58wblrl"/><text:span text:style-name="T1">4. Model danych</text:span></text:p>
      <text:p text:style-name="P2"><text:span text:style-name="T3">Cel:</text:span> zdefiniować struktury danych w RDS, które bezpośrednio odwzorowują to, co użytkownik ustawia w UI (intencje) oraz aktualny stan miejsc (pojemność/zajętość). Te dane są jedynym źródłem prawdy dla Orchestratora i testów.</text:p>
      <text:p text:style-name="P135"><text:bookmark text:name="_cki8opx8sc50"/><text:span text:style-name="T2">4.1 Encje i relacje (skrót)</text:span></text:p>
      <text:list xml:id="list1710997101" text:style-name="WWNum9">
        <text:list-item>
          <text:p text:style-name="P32"><text:span text:style-name="T3">Place</text:span> – logiczne miejsce procesu (np. <text:span text:style-name="T4">EMPTY_BUF_L1</text:span>, <text:span text:style-name="T4">PROD1_P1</text:span>, <text:span text:style-name="T4">PROD2_P3</text:span>, <text:span text:style-name="T4">WRAP</text:span>, <text:span text:style-name="T4">STRAP1</text:span>, <text:span text:style-name="T4">STRAP2</text:span>, <text:span text:style-name="T4">SHIP_BUF_L2</text:span>, <text:span text:style-name="T4">G_BUF_L1</text:span>, <text:span text:style-name="T4">PROD2_G2</text:span>).<text:line-break/> Każde <text:span text:style-name="T4">place</text:span> ma parę worksite’ów: <text:span text:style-name="T4">&lt;PLACE&gt;_CONTROL</text:span> i <text:span text:style-name="T4">&lt;PLACE&gt;_OCCUPANCY</text:span>.<text:line-break/></text:p>
        </text:list-item>
        <text:list-item>
          <text:p text:style-name="P66"><text:span text:style-name="T3">Worksite (RDS)</text:span> – obiekt z polami tekstowymi <text:span text:style-name="T4">content</text:span> i <text:span text:style-name="T4">tags</text:span>.<text:line-break/></text:p>
        </text:list-item>
        <text:list-item>
          <text:p text:style-name="P107"><text:span text:style-name="T3">Task (RDS)</text:span> – instancja zlecenia transportowego; sygnały runtime w <text:span text:style-name="T4">status_description</text:span>.<text:line-break/></text:p>
        </text:list-item>
      </text:list>
      <text:p text:style-name="P126"><text:span text:style-name="T3">Stan systemu =</text:span> suma <text:span text:style-name="T4">&lt;PLACE&gt;_CONTROL.content</text:span>, <text:span text:style-name="T4">&lt;PLACE&gt;_CONTROL.tags</text:span>, <text:span text:style-name="T4">&lt;PLACE&gt;_OCCUPANCY.content</text:span> + aktywne taski.</text:p>
      <text:p text:style-name="P135"><text:bookmark text:name="_2s117z9ghf12"/><text:span text:style-name="T2">4.2 </text:span><text:span text:style-name="T6">&lt;PLACE&gt;_CONTROL.content</text:span><text:span text:style-name="T2"> — intencje operatora / ustawienia UI (zapisuje UI)</text:span></text:p>
      <text:p text:style-name="P134"><text:bookmark text:name="_ybcqkwd04siz"/><text:span text:style-name="T11">4.2.0 Schemat bazowy (dla wszystkich miejsc)</text:span></text:p>
      <text:p text:style-name="Standard">{</text:p>
      <text:p text:style-name="Standard"><text:s/>"placeId": "&lt;PLACE_ID&gt;",</text:p>
      <text:p text:style-name="Standard"><text:s/>"ui": {</text:p>
      <text:p text:style-name="Standard"><text:s text:c="3"/>"goodsTypeSelected": "&lt;TYPE|null&gt;",</text:p>
      <text:p text:style-name="Standard"><text:s text:c="3"/>"route": { "mode": "AUTO|MANUAL", "manualTarget": "&lt;PLACE_ID|null&gt;" },</text:p>
      <text:p text:style-name="Standard"><text:s text:c="3"/>"intents": { "accept": false, "release": false }</text:p>
      <text:p text:style-name="Standard"><text:s/>}</text:p>
      <text:p text:style-name="Standard">}</text:p>
      <text:p text:style-name="Standard"/>
      <text:p text:style-name="P134"><text:bookmark text:name="_e30cu09aln22"/><text:soft-page-break/><text:span text:style-name="T11">4.2.1 Miejsca produkcji (PROD)</text:span></text:p>
      <text:list xml:id="list3558594811" text:style-name="WWNum10">
        <text:list-item>
          <text:p text:style-name="P33"><text:span text:style-name="T5">PROD*_P1</text:span><text:span text:style-name="T3"> — pull pustych:</text:span> operator wybiera <text:span text:style-name="T4">goodsTypeSelected</text:span> (np. <text:span text:style-name="T4">EUR_PAL/BOX</text:span>) i ustawia <text:span text:style-name="T4">intents.accept=true</text:span>.<text:line-break/></text:p>
        </text:list-item>
        <text:list-item>
          <text:p text:style-name="P67"><text:span text:style-name="T5">PROD*_P3</text:span><text:span text:style-name="T3"> — push gotowego:</text:span> operator może wybrać typ partii do wysyłki w <text:span text:style-name="T4">goodsTypeSelected</text:span> i ustawia <text:span text:style-name="T4">intents.release=true</text:span>.<text:line-break/> <text:span text:style-name="T3">AUTO:</text:span> cel dobiera system, <text:span text:style-name="T3">MANUAL:</text:span> <text:span text:style-name="T4">route.manualTarget</text:span>.<text:line-break/></text:p>
        </text:list-item>
        <text:list-item>
          <text:p text:style-name="P108"><text:span text:style-name="T5">PROD*_G*</text:span><text:span text:style-name="T3"> — pull G:</text:span> operator wybiera <text:span text:style-name="T4">goodsTypeSelected = G_A|G_B</text:span> i ustawia <text:span text:style-name="T4">intents.accept=true</text:span>.<text:line-break/></text:p>
        </text:list-item>
      </text:list>
      <text:p text:style-name="P134"><text:bookmark text:name="_vmcr7jkhgrc4"/><text:span text:style-name="T11">4.2.2 Bufory per-alejka (EMPTY / G / SHIP) — rozszerzenia UI dla lane</text:span></text:p>
      <text:p text:style-name="P2">W lane’ach sterujemy typem i otwartością przyjęć/wydań per alejka. <text:span text:style-name="T3">Minimum polityki pustej alejki:</text:span></text:p>
      <text:p text:style-name="Standard">{</text:p>
      <text:p text:style-name="Standard"><text:s/>"ui": {</text:p>
      <text:p text:style-name="Standard"><text:s text:c="3"/>"goodsTypeSelected": "&lt;TYPE|null&gt;",</text:p>
      <text:p text:style-name="Standard"><text:s text:c="3"/>"intents": { "accept": true, "release": true },</text:p>
      <text:p text:style-name="Standard"><text:s text:c="3"/>"lanePolicy": {</text:p>
      <text:p text:style-name="Standard"><text:s text:c="5"/>"allowAutobindWhenEmpty": false,</text:p>
      <text:p text:style-name="Standard"><text:s text:c="5"/>"declaredTypeEditable": true</text:p>
      <text:p text:style-name="Standard"><text:s text:c="3"/>},</text:p>
      <text:p text:style-name="Standard"><text:s text:c="3"/>"occupancyEdit": {</text:p>
      <text:p text:style-name="Standard"><text:s text:c="5"/>"mode": "ABSOLUTE",</text:p>
      <text:p text:style-name="Standard"><text:s text:c="5"/>"stackHeights": [0],</text:p>
      <text:p text:style-name="Standard"><text:s text:c="5"/>"comment": "&lt;opcjonalnie&gt;"</text:p>
      <text:p text:style-name="Standard"><text:s text:c="3"/>}</text:p>
      <text:p text:style-name="Standard"><text:s/>}</text:p>
      <text:p text:style-name="Standard">}</text:p>
      <text:p text:style-name="Standard"><text:soft-page-break/></text:p>
      <text:p text:style-name="P2"><text:span text:style-name="T3">Semantyka:</text:span></text:p>
      <text:list xml:id="list765147830" text:style-name="WWNum27">
        <text:list-item>
          <text:p text:style-name="P34"><text:span text:style-name="T4">EMPTY_BUF_L*</text:span>: typ <text:span text:style-name="T3">zawsze ręcznie</text:span>; zwykle <text:span text:style-name="T4">release=true</text:span>; robot nie zapełnia (wystarczy <text:span text:style-name="T4">accept=false</text:span>); <text:span text:style-name="T4">allowAutobindWhenEmpty=false</text:span>.<text:line-break/></text:p>
        </text:list-item>
        <text:list-item>
          <text:p text:style-name="P68"><text:span text:style-name="T4">G_BUF_L*</text:span>: typ ręcznie lub <text:span text:style-name="T9">autobind</text:span> (jeśli <text:span text:style-name="T4">allowAutobindWhenEmpty=true</text:span>); zwykle <text:span text:style-name="T4">release=true</text:span> (<text:span text:style-name="T3">źródło G</text:span>).<text:line-break/></text:p>
        </text:list-item>
        <text:list-item>
          <text:p text:style-name="P109"><text:span text:style-name="T4">SHIP_BUF_L*</text:span>: typ <text:span text:style-name="T9">autobind</text:span>/ręcznie (utrzymany do opróżnienia); operator steruje przyjmowaniem/wywozem tylko przez <text:span text:style-name="T4">intents.accept/release</text:span>.<text:line-break/></text:p>
        </text:list-item>
      </text:list>
      <text:p text:style-name="P126"><text:span text:style-name="T3">Ważne:</text:span> zmiana <text:span text:style-name="T4">goodsTypeSelected</text:span> może zmienić pojemność alejki (<text:span text:style-name="T4">depth</text:span> / <text:span text:style-name="T4">maxStack</text:span>). Pojemność <text:span text:style-name="T3">pochodzi z konfiguracji</text:span> systemu (rozdz. 5). UI może podać propozycję siatki w <text:span text:style-name="T4">occupancyEdit</text:span>, a <text:span text:style-name="T3">Occupancy Manager</text:span> przelicza i zapisuje stan w <text:span text:style-name="T4">…_OCCUPANCY.content</text:span>.</text:p>
      <text:p text:style-name="P134"><text:bookmark text:name="_p4o7pitdq349"/><text:span text:style-name="T11">4.2.3 </text:span><text:span text:style-name="T7">occupancyEdit</text:span><text:span text:style-name="T11"> – semantyka danych (bez logiki wykonania)</text:span></text:p>
      <text:p text:style-name="P2">Ten blok <text:span text:style-name="T3">nie zmienia stanu sam w sobie</text:span>. Jest to wyłącznie nośnik danych od UI do <text:span text:style-name="T3">Occupancy Managera</text:span> z propozycją nowego obrazu zajętości po ewentualnej zmianie typu/pojemności alejki.</text:p>
      <text:p text:style-name="P2"><text:span text:style-name="T3">Schemat (pełny):</text:span></text:p>
      <text:p text:style-name="Standard">"occupancyEdit": {</text:p>
      <text:p text:style-name="Standard"><text:s text:c="2"/>"mode": "ABSOLUTE|",</text:p>
      <text:p text:style-name="Standard"><text:s text:c="2"/>"stackHeights": [0], <text:s/></text:p>
      <text:p text:style-name="Standard"><text:s text:c="2"/>"comment": "&lt;string|optional&gt;"</text:p>
      <text:p text:style-name="Standard">}</text:p>
      <text:p text:style-name="Standard"/>
      <text:p text:style-name="P2"><text:span text:style-name="T3">Pola i dozwolone wartości:</text:span></text:p>
      <text:list xml:id="list3927062386" text:style-name="WWNum49">
        <text:list-item>
          <text:p text:style-name="P35"><text:span text:style-name="T3">mode</text:span> – sposób interpretacji:<text:line-break/> <text:span text:style-name="T4">ABSOLUTE</text:span> – <text:span text:style-name="T4">stackHeights</text:span> to docelowa liczba jednostek w każdej kolumnie (<text:span text:style-name="T4">0…capacity.maxStack</text:span>).<text:line-break/></text:p>
        </text:list-item>
        <text:list-item>
          <text:p text:style-name="P69"><text:span text:style-name="T3">stackHeights</text:span> – tablica długości <text:span text:style-name="T4">capacity.depth</text:span>; obowiązkowa przy <text:span text:style-name="T4">ABSOLUTE</text:span>.<text:line-break/></text:p>
        </text:list-item>
        <text:list-item>
          <text:p text:style-name="P110"><text:span text:style-name="T3">comment</text:span> – ciąg znaków (audit trail; opcjonalny).<text:line-break/></text:p>
        </text:list-item>
      </text:list>
      <text:p text:style-name="P2"><text:span text:style-name="T3">Miejsca zapisu wyników walidacji/odbić (dane wyjściowe, nieobowiązkowe):</text:span></text:p>
      <text:list xml:id="list4118673599" text:style-name="WWNum3">
        <text:list-item>
          <text:p text:style-name="P36"><text:span text:style-name="T4">..._CONTROL.tags.statusHints.blockedBecause[]</text:span> – kody odmów przetworzenia propozycji (np. <text:span text:style-name="T4">OCCUPANCY_EDIT_INVALID_CAPACITY</text:span>, <text:span text:style-name="T4">OCCUPANCY_EDIT_CONFLICT_INFLIGHT</text:span>, <text:span text:style-name="T4">OCCUPANCY_EDIT_OUT_OF_RANGE</text:span>).<text:line-break/></text:p>
        </text:list-item>
        <text:list-item>
          <text:p text:style-name="P70"><text:soft-page-break/><text:span text:style-name="T4">..._OCCUPANCY.tags.anomaliesSummary[]</text:span> – skrótowe wpisy o wykrytych niespójnościach danych wejściowych/wyjściowych (np. <text:span text:style-name="T4">OCCUPANCY_EDIT_TRUNCATED_TO_CAPACITY</text:span>).<text:line-break/></text:p>
        </text:list-item>
        <text:list-item>
          <text:p text:style-name="P111"><text:span text:style-name="T4">..._OCCUPANCY.tags.lastUpdateTs</text:span> – chwila nadpisania <text:span text:style-name="T4">..._OCCUPANCY.content</text:span> (jeżeli propozycja została przyjęta); służy tylko do obserwacji danych.<text:line-break/></text:p>
        </text:list-item>
      </text:list>
      <text:p text:style-name="P2"><text:span text:style-name="T3">Uwagi:</text:span></text:p>
      <text:list xml:id="list4286396320" text:style-name="WWNum43">
        <text:list-item>
          <text:p text:style-name="P37">UI <text:span text:style-name="T3">nie zapisuje</text:span> <text:span text:style-name="T4">..._OCCUPANCY.content</text:span>; <text:span text:style-name="T4">occupancyEdit</text:span> to jedynie struktura <text:span text:style-name="T3">wejściowa</text:span> do oceny przez menedżera zajętości.<text:line-break/></text:p>
        </text:list-item>
        <text:list-item>
          <text:p text:style-name="P112">Wszystkie wartości w <text:span text:style-name="T4">occupancyEdit</text:span> są <text:span text:style-name="T3">idempotentne</text:span> – powtórzenie tej samej propozycji nie prowadzi do naruszenia spójności danych.<text:line-break/></text:p>
        </text:list-item>
      </text:list>
      <text:p text:style-name="Standard"><draw:rect text:anchor-type="as-char" style:rel-width="100%" draw:z-index="10" draw:style-name="gr1" draw:text-style-name="P136" svg:width="0.0012in" svg:height="0.0213in"><text:p/></draw:rect></text:p>
      <text:p text:style-name="P135"><text:bookmark text:name="_s69xddeld41"/><text:span text:style-name="T2">4.3 </text:span><text:span text:style-name="T6">&lt;PLACE&gt;_CONTROL.tags</text:span><text:span text:style-name="T2"> — podgląd decyzji i uzasadnienia (zapisuje Orchestrator)</text:span></text:p>
      <text:p text:style-name="P2"><text:span text:style-name="T3">Zasada testowalności: zawsze jest odpowiedź na intencję.</text:span></text:p>
      <text:list xml:id="list208607148" text:style-name="WWNum1">
        <text:list-item>
          <text:p text:style-name="P38"><text:span text:style-name="T3">Brak zadania</text:span> → stan <text:span text:style-name="T4">BLOCKED</text:span> i <text:span text:style-name="T4">blocked.reasons[]</text:span> (np. <text:span text:style-name="T4">NO_LANE_FOR_TYPE</text:span>, <text:span text:style-name="T4">DEST_NO_ACCEPT</text:span>, <text:span text:style-name="T4">NO_FREE_CAPACITY</text:span> itd.).<text:line-break/></text:p>
        </text:list-item>
        <text:list-item>
          <text:p text:style-name="P113"><text:span text:style-name="T3">Jest zadanie</text:span> → stan <text:span text:style-name="T4">QUEUED</text:span> lub <text:span text:style-name="T4">ACTIVE</text:span> + minimalne <text:span text:style-name="T9">summary</text:span>.<text:line-break/></text:p>
        </text:list-item>
      </text:list>
      <text:p text:style-name="P134"><text:bookmark text:name="_ezzz1l961hkc"/><text:span text:style-name="T11">4.3.0 Stany prezentacyjne do UI</text:span></text:p>
      <text:list xml:id="list876563867" text:style-name="WWNum33">
        <text:list-item>
          <text:p text:style-name="P39"><text:span text:style-name="T4">NONE</text:span> — operator nic nie wybrał → UI nic nie pokazuje,<text:line-break/></text:p>
        </text:list-item>
        <text:list-item>
          <text:p text:style-name="P71"><text:span text:style-name="T4">BLOCKED</text:span> — wybrane, ale warunki niespełnione → UI pokazuje dlaczego nie,<text:line-break/></text:p>
        </text:list-item>
        <text:list-item>
          <text:p text:style-name="P71"><text:span text:style-name="T4">QUEUED</text:span> — zadanie utworzone (bez AGV) → UI pokazuje co/skąd/dokąd,<text:line-break/></text:p>
        </text:list-item>
        <text:list-item>
          <text:p text:style-name="P114"><text:span text:style-name="T4">ACTIVE</text:span> — robot podjął zadanie → UI pokazuje co/skąd/dokąd + czy można anulować (<text:span text:style-name="T4">canCancelSafely</text:span>).<text:line-break/></text:p>
        </text:list-item>
      </text:list>
      <text:p text:style-name="P134"><text:bookmark text:name="_53h1r842euau"/><text:span text:style-name="T11">4.3.1 Schemat danych (zredukowane summary dla UI/testera)</text:span></text:p>
      <text:p text:style-name="Standard">{</text:p>
      <text:p text:style-name="Standard"><text:s/>"computedAt": "&lt;ISO8601&gt;",</text:p>
      <text:p text:style-name="Standard"><text:s/>"display": { "state": "NONE|BLOCKED|QUEUED|ACTIVE" },</text:p>
      <text:p text:style-name="Standard"><text:s/>"summary": {</text:p>
      <text:p text:style-name="Standard"><text:s text:c="3"/>"GOODS_TYPE": "&lt;TYPE&gt;",</text:p>
      <text:p text:style-name="Standard"><text:soft-page-break/><text:s text:c="3"/>"SOURCE": "&lt;PLACE_ID&gt;",</text:p>
      <text:p text:style-name="Standard"><text:s text:c="3"/>"TARGET": "&lt;PLACE_ID&gt;",</text:p>
      <text:p text:style-name="Standard"><text:s text:c="3"/>"LINE_ID": "L1|L2|null"</text:p>
      <text:p text:style-name="Standard"><text:s/>},</text:p>
      <text:p text:style-name="Standard"><text:s/>"blocked": { "reasons": ["&lt;CODES&gt;"] },</text:p>
      <text:p text:style-name="Standard"><text:s/>"runtime": {</text:p>
      <text:p text:style-name="Standard"><text:s text:c="3"/>"agvAssigned": true,</text:p>
      <text:p text:style-name="Standard"><text:s text:c="3"/>"canCancelSafely": true,</text:p>
      <text:p text:style-name="Standard"><text:s text:c="3"/>"phase": "ENROUTE|AT_SOURCE|LOADED|ENROUTE_TO_TARGET|AT_TARGET"</text:p>
      <text:p text:style-name="Standard"><text:s/>},</text:p>
      <text:p text:style-name="Standard"><text:s/>"decision": {</text:p>
      <text:p text:style-name="Standard"><text:s text:c="3"/>"taskRecordId": "&lt;id|null&gt;",</text:p>
      <text:p text:style-name="Standard"><text:s text:c="3"/>"at": "&lt;ISO8601&gt;",</text:p>
      <text:p text:style-name="Standard"><text:s text:c="3"/>"result": "OK|ERROR"</text:p>
      <text:p text:style-name="Standard"><text:s/>}</text:p>
      <text:p text:style-name="Standard">}</text:p>
      <text:p text:style-name="Standard"/>
      <text:p text:style-name="Standard"><draw:rect text:anchor-type="as-char" style:rel-width="100%" draw:z-index="11" draw:style-name="gr1" draw:text-style-name="P136" svg:width="0.0012in" svg:height="0.0213in"><text:p/></draw:rect></text:p>
      <text:p text:style-name="P135"><text:bookmark text:name="_oeumjlqn17uu"/><text:span text:style-name="T2">4.4 </text:span><text:span text:style-name="T6">&lt;PLACE&gt;_OCCUPANCY.content</text:span><text:span text:style-name="T2"> — zajętość i pojemność (zapisuje Occupancy Manager)</text:span></text:p>
      <text:p text:style-name="P134"><text:bookmark text:name="_8qlh0my1w1h9"/><text:span text:style-name="T11">4.4.0 Schemat nadrzędny</text:span></text:p>
      <text:p text:style-name="Standard">{</text:p>
      <text:p text:style-name="Standard"><text:soft-page-break/><text:s/>"placeId": "&lt;PLACE_ID&gt;",</text:p>
      <text:p text:style-name="Standard"><text:s/>"ts": "&lt;ISO8601&gt;",</text:p>
      <text:p text:style-name="Standard"><text:s/>"type": "BUFFER_LANE|WRAP_STATION|PROD_SLOT|SHIP_STATION",</text:p>
      <text:p text:style-name="Standard"><text:s/>"capacity": { "depth": 0, "maxStack": 0 },</text:p>
      <text:p text:style-name="Standard"><text:s/>"state": {</text:p>
      <text:p text:style-name="Standard"><text:s text:c="3"/>"goodsTypeCurrent": "&lt;TYPE|null&gt;",</text:p>
      <text:p text:style-name="Standard"><text:s text:c="3"/>"stackHeights": [0],</text:p>
      <text:p text:style-name="Standard"><text:s text:c="3"/>"acceptWindow": <text:s/>{ "enabled": true, "reason": null },</text:p>
      <text:p text:style-name="Standard"><text:s text:c="3"/>"releaseWindow": { "enabled": true, "reason": null }</text:p>
      <text:p text:style-name="Standard"><text:s/>},</text:p>
      <text:p text:style-name="Standard"><text:s/>"locks": { "blocked": false, "blockedReason": null },</text:p>
      <text:p text:style-name="Standard"><text:s/>"view": {</text:p>
      <text:p text:style-name="Standard"><text:s text:c="3"/>"totalSlots": 0,</text:p>
      <text:p text:style-name="Standard"><text:s text:c="3"/>"occupiedSlots": 0,</text:p>
      <text:p text:style-name="Standard"><text:s text:c="3"/>"freeSlots": 0,</text:p>
      <text:p text:style-name="Standard"><text:s text:c="3"/>"inflightInbound": 0,</text:p>
      <text:p text:style-name="Standard"><text:s text:c="3"/>"inflightOutbound": 0</text:p>
      <text:p text:style-name="Standard"><text:s/>},</text:p>
      <text:p text:style-name="Standard"><text:s/>"stale": false,</text:p>
      <text:p text:style-name="Standard"><text:s/>"errors": []</text:p>
      <text:p text:style-name="Standard">}</text:p>
      <text:p text:style-name="Standard"><text:soft-page-break/></text:p>
      <text:p text:style-name="P134"><text:bookmark text:name="_emvjx1gt5t3o"/><text:span text:style-name="T11">4.4.1 Zasady aktualizacji (polityka prosta)</text:span></text:p>
      <text:list xml:id="list944002825" text:style-name="WWNum5">
        <text:list-item>
          <text:p text:style-name="P40"><text:span text:style-name="T3">Zmiana typu lane (</text:span><text:span text:style-name="T5">CONTROL.content.ui.goodsTypeSelected</text:span><text:span text:style-name="T3">) → </text:span><text:span text:style-name="T5">RESET_ON_TYPE_CHANGE</text:span><text:span text:style-name="T3">:<text:line-break/></text:span> OM pobiera pojemność z konfiguracji (rozdz. 5), rekalkuluje <text:span text:style-name="T4">capacity.depth/maxStack</text:span>, resetuje <text:span text:style-name="T4">state.stackHeights = [0,0,…]</text:span>, ustawia <text:span text:style-name="T4">state.goodsTypeCurrent</text:span>, przelicza <text:span text:style-name="T4">view.*</text:span> i dopisuje <text:span text:style-name="T4">…_OCCUPANCY.tags.anomaliesSummary += ["OCCUPANCY_RESET_ON_TYPE_CHANGE"]</text:span>.<text:line-break/></text:p>
        </text:list-item>
        <text:list-item>
          <text:p text:style-name="P72"><text:span text:style-name="T3">Inflight:</text:span> jeżeli <text:span text:style-name="T4">view.inflightInbound&gt;0</text:span> lub <text:span text:style-name="T4">view.inflightOutbound&gt;0</text:span> — <text:span text:style-name="T3">odmowa zmiany typu</text:span> (bez zmian w content), a w <text:span text:style-name="T4">…_CONTROL.tags.statusHints.blockedBecause += ["OCCUPANCY_EDIT_CONFLICT_INFLIGHT"]</text:span>.<text:line-break/></text:p>
        </text:list-item>
        <text:list-item>
          <text:p text:style-name="P72"><text:span text:style-name="T3">Okna przyjęć/wydań:</text:span> <text:span text:style-name="T4">acceptWindow.enabled</text:span> i <text:span text:style-name="T4">releaseWindow.enabled</text:span> odzwierciedlają <text:span text:style-name="T4">ui.intents.accept/release</text:span>.<text:line-break/></text:p>
        </text:list-item>
        <text:list-item>
          <text:p text:style-name="P115"><text:span text:style-name="T3">UI nie zapisuje </text:span><text:span text:style-name="T5">…_OCCUPANCY.content</text:span> — jedynie proponuje zmiany przez <text:span text:style-name="T4">occupancyEdit</text:span> (4.2.3).<text:line-break/></text:p>
        </text:list-item>
      </text:list>
      <text:p text:style-name="P126"><text:span text:style-name="T3">Uwaga o odpadach:</text:span> „bufor odpadu” nie wymaga osobnego typu. Odpad modelujemy normalnym <text:span text:style-name="T4">BUFFER_LANE</text:span> (np. <text:span text:style-name="T4">WASTE_BUF_L1/L2</text:span>) i kierujemy tam ruchem regułami w konfiguracji.<text:line-break/> <text:span text:style-name="T9">(Konwencja UI — informacyjnie: UI może auto‑wyłączyć </text:span><text:span text:style-name="T8">accept</text:span><text:span text:style-name="T9"> po zapełnieniu miejsca oraz auto‑wyłączyć </text:span><text:span text:style-name="T8">release</text:span><text:span text:style-name="T9"> po zabraniu ładunku, patrząc na </text:span><text:span text:style-name="T8">stackHeights/phase</text:span><text:span text:style-name="T9">.)</text:span></text:p>
      <text:p text:style-name="P134"><text:bookmark text:name="_iz3gkbd4ei4o"/><text:span text:style-name="T11">4.4.2 Wzory dla </text:span><text:span text:style-name="T7">view.*</text:span></text:p>
      <text:list xml:id="list1021339203" text:style-name="WWNum22">
        <text:list-item>
          <text:p text:style-name="P41"><text:span text:style-name="T4">totalSlots = capacity.depth × capacity.maxStack<text:line-break/></text:span></text:p>
        </text:list-item>
        <text:list-item>
          <text:p text:style-name="P73"><text:span text:style-name="T4">occupiedSlots = sum(state.stackHeights)<text:line-break/></text:span></text:p>
        </text:list-item>
        <text:list-item>
          <text:p text:style-name="P73"><text:span text:style-name="T4">freeSlots = totalSlots - occupiedSlots<text:line-break/></text:span></text:p>
        </text:list-item>
        <text:list-item>
          <text:p text:style-name="P116"><text:span text:style-name="T4">inflightInbound/Outbound</text:span> – liczba <text:span text:style-name="T3">aktywnych</text:span> tasków w kierunku do/od miejsca (bez stanu QUEUED).<text:line-break/></text:p>
        </text:list-item>
      </text:list>
      <text:p text:style-name="Standard"><draw:rect text:anchor-type="as-char" style:rel-width="100%" draw:z-index="12" draw:style-name="gr1" draw:text-style-name="P136" svg:width="0.0012in" svg:height="0.0213in"><text:p/></draw:rect></text:p>
      <text:p text:style-name="P135"><text:bookmark text:name="_x2q2i2r4lubl"/><text:span text:style-name="T2">4.5 </text:span><text:span text:style-name="T6">status_description</text:span><text:span text:style-name="T2"> w Tasku — sygnały runtime</text:span></text:p>
      <text:p text:style-name="P2"><text:span text:style-name="T3">Osadzane przez definicję taska:</text:span></text:p>
      <text:p text:style-name="Standard">{</text:p>
      <text:p text:style-name="Standard"><text:s/>"canInterruptSafely": true,</text:p>
      <text:p text:style-name="Standard"><text:s/>"phase": "ENROUTE|AT_SOURCE|LOADED|ENROUTE_TO_TARGET|AT_TARGET",</text:p>
      <text:p text:style-name="Standard"><text:s/>"hints": ["&lt;optional&gt;"]</text:p>
      <text:p text:style-name="Standard">}</text:p>
      <text:p text:style-name="Standard"/>
      <text:list xml:id="list3267668187" text:style-name="WWNum34">
        <text:list-item>
          <text:p text:style-name="P42"><text:soft-page-break/><text:span text:style-name="T4">canInterruptSafely=true</text:span> → Orchestrator może anulować i <text:span text:style-name="T3">przywrócić robota do dispatchable</text:span>.<text:line-break/></text:p>
        </text:list-item>
        <text:list-item>
          <text:p text:style-name="P117"><text:span text:style-name="T4">phase</text:span> → ułatwia testy <text:span text:style-name="T4">inflight/overflow</text:span> i komunikaty w UI.<text:line-break/></text:p>
        </text:list-item>
      </text:list>
      <text:p text:style-name="Standard"><draw:rect text:anchor-type="as-char" style:rel-width="100%" draw:z-index="13" draw:style-name="gr1" draw:text-style-name="P136" svg:width="0.0012in" svg:height="0.0213in"><text:p/></draw:rect></text:p>
      <text:p text:style-name="P135"><text:bookmark text:name="_sho4p77uwibl"/><text:span text:style-name="T2">4.6 Mapowanie kliknięć UI → zapis w RDS (skrót)</text:span></text:p>
      <text:list xml:id="list1228237800" text:style-name="WWNum25">
        <text:list-item>
          <text:p text:style-name="P43"><text:span text:style-name="T3">Produkcja (pull pustych / pull G):</text:span> <text:span text:style-name="T4">goodsTypeSelected</text:span> + <text:span text:style-name="T4">intents.accept=true</text:span>.<text:line-break/></text:p>
        </text:list-item>
        <text:list-item>
          <text:p text:style-name="P74"><text:span text:style-name="T3">Produkcja (push gotowego):</text:span> <text:span text:style-name="T4">goodsTypeSelected</text:span> + <text:span text:style-name="T4">intents.release=true</text:span> (<text:span text:style-name="T3">AUTO:</text:span> cel system; <text:span text:style-name="T3">MANUAL:</text:span> <text:span text:style-name="T4">route.manualTarget</text:span>).<text:line-break/></text:p>
        </text:list-item>
        <text:list-item>
          <text:p text:style-name="P74"><text:span text:style-name="T3">Bufory lane:</text:span> <text:span text:style-name="T4">goodsTypeSelected</text:span> + <text:span text:style-name="T4">intents.accept/release</text:span> + <text:span text:style-name="T4">lanePolicy.*</text:span> + (opc.) <text:span text:style-name="T4">occupancyEdit</text:span>.<text:line-break/></text:p>
        </text:list-item>
        <text:list-item>
          <text:p text:style-name="P118"><text:span text:style-name="T3">Skutki:</text:span> OM aktualizuje <text:span text:style-name="T4">…_OCCUPANCY.content</text:span>; Orchestrator uzupełnia <text:span text:style-name="T4">…_CONTROL.tags</text:span> (stany <text:span text:style-name="T4">NONE/BLOCKED/QUEUED/ACTIVE</text:span>, <text:span text:style-name="T4">summary/blocked/runtime/decision</text:span>).<text:line-break/></text:p>
        </text:list-item>
      </text:list>
      <text:p text:style-name="Standard"><draw:rect text:anchor-type="as-char" style:rel-width="100%" draw:z-index="14" draw:style-name="gr1" draw:text-style-name="P136" svg:width="0.0012in" svg:height="0.0213in"><text:p/></draw:rect></text:p>
      <text:p text:style-name="P135"><text:bookmark text:name="_fyrku68pl9l7"/><text:span text:style-name="T2">4.7 Wymagania testowalności / wyjaśnialności (recap)</text:span></text:p>
      <text:list xml:id="list1684714625" text:style-name="WWNum7">
        <text:list-item>
          <text:p text:style-name="P44"><text:span text:style-name="T4">display.state=BLOCKED</text:span> ⇒ <text:span text:style-name="T4">blocked.reasons[]</text:span> wyjaśnia dlaczego nie.<text:line-break/></text:p>
        </text:list-item>
        <text:list-item>
          <text:p text:style-name="P75"><text:span text:style-name="T4">display.state=QUEUED/ACTIVE</text:span> ⇒ <text:span text:style-name="T4">summary</text:span> zawiera tylko: <text:span text:style-name="T4">GOODS_TYPE</text:span>, <text:span text:style-name="T4">SOURCE</text:span>, <text:span text:style-name="T4">TARGET</text:span>, <text:span text:style-name="T4">LINE_ID</text:span>.<text:line-break/></text:p>
        </text:list-item>
        <text:list-item>
          <text:p text:style-name="P75"><text:span text:style-name="T4">decision.*</text:span> rejestruje faktyczny efekt (czas, wynik, ewentualny błąd).<text:line-break/></text:p>
        </text:list-item>
        <text:list-item>
          <text:p text:style-name="P75">Wszystkie zapisy projektujemy jako <text:span text:style-name="T3">idempotentne</text:span>.<text:line-break/></text:p>
        </text:list-item>
        <text:list-item>
          <text:p text:style-name="P119">Orchestrator nie tworzy duplikatów zadań: przed utworzeniem sprawdza brak aktywnego lub QUEUED z tym samym <text:span text:style-name="T4">GOODS_TYPE/SOURCE/TARGET</text:span> (opcjonalnie <text:span text:style-name="T4">LINE_ID</text:span>).<text:line-break/></text:p>
        </text:list-item>
      </text:list>
      <text:p text:style-name="Standard"><draw:rect text:anchor-type="as-char" style:rel-width="100%" draw:z-index="15" draw:style-name="gr1" draw:text-style-name="P136" svg:width="0.0012in" svg:height="0.0213in"><text:p/></draw:rect></text:p>
      <text:p text:style-name="P135"><text:bookmark text:name="_83hqar7t9pe4"/><text:span text:style-name="T2">4.8 Przykładowe struktury danych (dla miejsc z przykładu)</text:span></text:p>
      <text:p text:style-name="P2"><text:span text:style-name="T3">Minimalne, kanoniczne payloady do ręcznych testów (czas – przykładowy).</text:span></text:p>
      <text:p text:style-name="P134"><text:bookmark text:name="_n0bxxsjwwayn"/><text:span text:style-name="T11">4.8.1 </text:span><text:span text:style-name="T7">EMPTY_BUF_L1</text:span><text:span text:style-name="T11"> (lane pustych – źródło ręczne)</text:span></text:p>
      <text:p text:style-name="P2"><text:span text:style-name="T3">CONTROL.content</text:span></text:p>
      <text:p text:style-name="Standard">{</text:p>
      <text:p text:style-name="Standard"><text:soft-page-break/><text:s/>"placeId": "EMPTY_BUF_L1",</text:p>
      <text:p text:style-name="Standard"><text:s/>"ui": {</text:p>
      <text:p text:style-name="Standard"><text:s text:c="3"/>"goodsTypeSelected": "EUR_PAL",</text:p>
      <text:p text:style-name="Standard"><text:s text:c="3"/>"intents": { "accept": false, "release": true },</text:p>
      <text:p text:style-name="Standard"><text:s text:c="3"/>"lanePolicy": { "allowAutobindWhenEmpty": false, "declaredTypeEditable": true }</text:p>
      <text:p text:style-name="Standard"><text:s/>}</text:p>
      <text:p text:style-name="Standard">}</text:p>
      <text:p text:style-name="Standard"/>
      <text:p text:style-name="P2"><text:span text:style-name="T3">OCCUPANCY.content</text:span></text:p>
      <text:p text:style-name="Standard">{</text:p>
      <text:p text:style-name="Standard"><text:s/>"placeId": "EMPTY_BUF_L1",</text:p>
      <text:p text:style-name="Standard"><text:s/>"ts": "2025-10-14T09:10:00Z",</text:p>
      <text:p text:style-name="Standard"><text:s/>"type": "BUFFER_LANE",</text:p>
      <text:p text:style-name="Standard"><text:s/>"capacity": { "depth": 5, "maxStack": 3 },</text:p>
      <text:p text:style-name="Standard"><text:s/>"state": {</text:p>
      <text:p text:style-name="Standard"><text:s text:c="3"/>"goodsTypeCurrent": "EUR_PAL",</text:p>
      <text:p text:style-name="Standard"><text:s text:c="3"/>"stackHeights": [2,1,0,0,0],</text:p>
      <text:p text:style-name="Standard"><text:s text:c="3"/>"acceptWindow": <text:s/>{ "enabled": false, "reason": "manual_source" },</text:p>
      <text:p text:style-name="Standard"><text:s text:c="3"/>"releaseWindow": { "enabled": true, <text:s/>"reason": null }</text:p>
      <text:p text:style-name="Standard"><text:s/>},</text:p>
      <text:p text:style-name="Standard"><text:s/>"locks": { "blocked": false, "blockedReason": null },</text:p>
      <text:p text:style-name="Standard"><text:soft-page-break/><text:s/>"view": { "totalSlots": 15, "occupiedSlots": 3, "freeSlots": 12, "inflightInbound": 0, "inflightOutbound": 0 },</text:p>
      <text:p text:style-name="Standard"><text:s/>"stale": false,</text:p>
      <text:p text:style-name="Standard"><text:s/>"errors": []</text:p>
      <text:p text:style-name="Standard">}</text:p>
      <text:p text:style-name="Standard"/>
      <text:p text:style-name="P134"><text:bookmark text:name="_ltk0w0risj40"/><text:span text:style-name="T11">4.8.2 </text:span><text:span text:style-name="T7">PROD1_P1</text:span><text:span text:style-name="T11"> (wejście produkcji – pull pustych)</text:span></text:p>
      <text:p text:style-name="P2"><text:span text:style-name="T3">CONTROL.content</text:span></text:p>
      <text:p text:style-name="Standard">{</text:p>
      <text:p text:style-name="Standard"><text:s/>"placeId": "PROD1_P1",</text:p>
      <text:p text:style-name="Standard"><text:s/>"ui": {</text:p>
      <text:p text:style-name="Standard"><text:s text:c="3"/>"goodsTypeSelected": "EUR_PAL",</text:p>
      <text:p text:style-name="Standard"><text:s text:c="3"/>"route": { "mode": "AUTO", "manualTarget": null },</text:p>
      <text:p text:style-name="Standard"><text:s text:c="3"/>"intents": { "accept": true, "release": false }</text:p>
      <text:p text:style-name="Standard"><text:s/>}</text:p>
      <text:p text:style-name="Standard">}</text:p>
      <text:p text:style-name="Standard"/>
      <text:p text:style-name="P2"><text:span text:style-name="T3">CONTROL.tags – SUKCES</text:span></text:p>
      <text:p text:style-name="Standard">{</text:p>
      <text:p text:style-name="Standard"><text:s/>"computedAt": "2025-10-14T09:11:00Z",</text:p>
      <text:p text:style-name="Standard"><text:s/>"display": { "state": "QUEUED" },</text:p>
      <text:p text:style-name="Standard"><text:s/>"summary": {</text:p>
      <text:p text:style-name="Standard"><text:soft-page-break/><text:s text:c="3"/>"GOODS_TYPE": "EUR_PAL",</text:p>
      <text:p text:style-name="Standard"><text:s text:c="3"/>"SOURCE": "EMPTY_BUF_L1",</text:p>
      <text:p text:style-name="Standard"><text:s text:c="3"/>"TARGET": "PROD1_P1",</text:p>
      <text:p text:style-name="Standard"><text:s text:c="3"/>"LINE_ID": "L1"</text:p>
      <text:p text:style-name="Standard"><text:s/>}</text:p>
      <text:p text:style-name="Standard">}</text:p>
      <text:p text:style-name="Standard"/>
      <text:p text:style-name="P2"><text:span text:style-name="T3">CONTROL.tags – BLOKADA</text:span></text:p>
      <text:p text:style-name="Standard">{</text:p>
      <text:p text:style-name="Standard"><text:s/>"computedAt": "2025-10-14T09:11:00Z",</text:p>
      <text:p text:style-name="Standard"><text:s/>"display": { "state": "BLOCKED" },</text:p>
      <text:p text:style-name="Standard"><text:s/>"blocked": { "reasons": ["NO_LANE_FOR_TYPE"] }</text:p>
      <text:p text:style-name="Standard">}</text:p>
      <text:p text:style-name="Standard"/>
      <text:p text:style-name="P134"><text:bookmark text:name="_21j3vmf2iojz"/><text:span text:style-name="T11">4.8.3 </text:span><text:span text:style-name="T7">PROD1_P3</text:span><text:span text:style-name="T11"> (wyjście produkcji – push gotowego, EUR_PAL)</text:span></text:p>
      <text:p text:style-name="P2"><text:span text:style-name="T3">CONTROL.content</text:span></text:p>
      <text:p text:style-name="Standard">{</text:p>
      <text:p text:style-name="Standard"><text:s/>"placeId": "PROD1_P3",</text:p>
      <text:p text:style-name="Standard"><text:s/>"ui": {</text:p>
      <text:p text:style-name="Standard"><text:s text:c="3"/>"goodsTypeSelected": "EUR_PAL",</text:p>
      <text:p text:style-name="Standard"><text:s text:c="3"/>"route": { "mode": "AUTO", "manualTarget": null },</text:p>
      <text:p text:style-name="Standard"><text:soft-page-break/><text:s text:c="3"/>"intents": { "accept": false, "release": true }</text:p>
      <text:p text:style-name="Standard"><text:s/>}</text:p>
      <text:p text:style-name="Standard">}</text:p>
      <text:p text:style-name="Standard"/>
      <text:p text:style-name="P2"><text:span text:style-name="T3">CONTROL.tags – plan na WRAP</text:span></text:p>
      <text:p text:style-name="Standard">{</text:p>
      <text:p text:style-name="Standard"><text:s/>"computedAt": "2025-10-14T09:12:00Z",</text:p>
      <text:p text:style-name="Standard"><text:s/>"display": { "state": "QUEUED" },</text:p>
      <text:p text:style-name="Standard"><text:s/>"summary": {</text:p>
      <text:p text:style-name="Standard"><text:s text:c="3"/>"GOODS_TYPE": "EUR_PAL",</text:p>
      <text:p text:style-name="Standard"><text:s text:c="3"/>"SOURCE": "PROD1_P3",</text:p>
      <text:p text:style-name="Standard"><text:s text:c="3"/>"TARGET": "WRAP",</text:p>
      <text:p text:style-name="Standard"><text:s text:c="3"/>"LINE_ID": "L1"</text:p>
      <text:p text:style-name="Standard"><text:s/>}</text:p>
      <text:p text:style-name="Standard">}</text:p>
      <text:p text:style-name="Standard"/>
      <text:p text:style-name="P134"><text:bookmark text:name="_dzr0hd7fatso"/><text:span text:style-name="T11">4.8.4 </text:span><text:span text:style-name="T7">WRAP</text:span><text:span text:style-name="T11"> (owijarka + bufor)</text:span></text:p>
      <text:p text:style-name="P2"><text:span text:style-name="T3">CONTROL.content</text:span></text:p>
      <text:p text:style-name="Standard">{</text:p>
      <text:p text:style-name="Standard"><text:s/>"placeId": "WRAP",</text:p>
      <text:p text:style-name="Standard"><text:s/>"ui": {</text:p>
      <text:p text:style-name="Standard"><text:soft-page-break/><text:s text:c="3"/>"goodsTypeSelected": null,</text:p>
      <text:p text:style-name="Standard"><text:s text:c="3"/>"route": { "mode": "AUTO", "manualTarget": null },</text:p>
      <text:p text:style-name="Standard"><text:s text:c="3"/>"intents": { "accept": true, "release": true }</text:p>
      <text:p text:style-name="Standard"><text:s/>}</text:p>
      <text:p text:style-name="Standard">}</text:p>
      <text:p text:style-name="Standard"/>
      <text:p text:style-name="P2"><text:span text:style-name="T3">OCCUPANCY.content</text:span></text:p>
      <text:p text:style-name="Standard">{</text:p>
      <text:p text:style-name="Standard"><text:s/>"placeId": "WRAP",</text:p>
      <text:p text:style-name="Standard"><text:s/>"ts": "2025-10-14T09:13:00Z",</text:p>
      <text:p text:style-name="Standard"><text:s/>"type": "WRAP_STATION",</text:p>
      <text:p text:style-name="Standard"><text:s/>"capacity": { "depth": 2, "maxStack": 1 },</text:p>
      <text:p text:style-name="Standard"><text:s/>"state": {</text:p>
      <text:p text:style-name="Standard"><text:s text:c="3"/>"goodsTypeCurrent": null,</text:p>
      <text:p text:style-name="Standard"><text:s text:c="3"/>"stackHeights": [1,0],</text:p>
      <text:p text:style-name="Standard"><text:s text:c="3"/>"acceptWindow": <text:s/>{ "enabled": true, <text:s/>"reason": null },</text:p>
      <text:p text:style-name="Standard"><text:s text:c="3"/>"releaseWindow": { "enabled": false, "reason": "busy" }</text:p>
      <text:p text:style-name="Standard"><text:s/>},</text:p>
      <text:p text:style-name="Standard"><text:s/>"locks": { "blocked": false, "blockedReason": null },</text:p>
      <text:p text:style-name="Standard"><text:s/>"view": { "totalSlots": 2, "occupiedSlots": 1, "freeSlots": 1, "inflightInbound": 0, "inflightOutbound": 0 },</text:p>
      <text:p text:style-name="Standard"><text:s/>"stale": false,</text:p>
      <text:p text:style-name="Standard"><text:soft-page-break/><text:s/>"errors": []</text:p>
      <text:p text:style-name="Standard">}</text:p>
      <text:p text:style-name="Standard"/>
      <text:p text:style-name="P134"><text:bookmark text:name="_hf249nwyjhsd"/><text:span text:style-name="T11">4.8.5 </text:span><text:span text:style-name="T7">STRAP1</text:span><text:span text:style-name="T11"> / </text:span><text:span text:style-name="T7">STRAP2</text:span><text:span text:style-name="T11"> (spinanie)</text:span></text:p>
      <text:p text:style-name="P2"><text:span text:style-name="T3">CONTROL.content (STRAP1)</text:span></text:p>
      <text:p text:style-name="Standard">{</text:p>
      <text:p text:style-name="Standard"><text:s/>"placeId": "STRAP1",</text:p>
      <text:p text:style-name="Standard"><text:s/>"ui": {</text:p>
      <text:p text:style-name="Standard"><text:s text:c="3"/>"goodsTypeSelected": "EUR_PAL",</text:p>
      <text:p text:style-name="Standard"><text:s text:c="3"/>"intents": { "accept": true, "release": true },</text:p>
      <text:p text:style-name="Standard"><text:s text:c="3"/>"lanePolicy": { "allowAutobindWhenEmpty": false, "declaredTypeEditable": true }</text:p>
      <text:p text:style-name="Standard"><text:s/>}</text:p>
      <text:p text:style-name="Standard">}</text:p>
      <text:p text:style-name="Standard"/>
      <text:p text:style-name="P2"><text:span text:style-name="T3">OCCUPANCY.content (STRAP1)</text:span></text:p>
      <text:p text:style-name="Standard">{</text:p>
      <text:p text:style-name="Standard"><text:s/>"placeId": "STRAP1",</text:p>
      <text:p text:style-name="Standard"><text:s/>"ts": "2025-10-14T09:14:00Z",</text:p>
      <text:p text:style-name="Standard"><text:s/>"type": "BUFFER_LANE",</text:p>
      <text:p text:style-name="Standard"><text:s/>"capacity": { "depth": 4, "maxStack": 1 },</text:p>
      <text:p text:style-name="Standard"><text:s/>"state": {</text:p>
      <text:p text:style-name="Standard"><text:soft-page-break/><text:s text:c="3"/>"goodsTypeCurrent": "EUR_PAL",</text:p>
      <text:p text:style-name="Standard"><text:s text:c="3"/>"stackHeights": [1,0,0,0],</text:p>
      <text:p text:style-name="Standard"><text:s text:c="3"/>"acceptWindow": <text:s/>{ "enabled": true, <text:s/>"reason": null },</text:p>
      <text:p text:style-name="Standard"><text:s text:c="3"/>"releaseWindow": { "enabled": true, <text:s/>"reason": null }</text:p>
      <text:p text:style-name="Standard"><text:s/>},</text:p>
      <text:p text:style-name="Standard"><text:s/>"locks": { "blocked": false, "blockedReason": null },</text:p>
      <text:p text:style-name="Standard"><text:s/>"view": { "totalSlots": 4, "occupiedSlots": 1, "freeSlots": 3, "inflightInbound": 0, "inflightOutbound": 0 },</text:p>
      <text:p text:style-name="Standard"><text:s/>"stale": false,</text:p>
      <text:p text:style-name="Standard"><text:s/>"errors": []</text:p>
      <text:p text:style-name="Standard">}</text:p>
      <text:p text:style-name="Standard"/>
      <text:p text:style-name="P134"><text:bookmark text:name="_5hvdz4wp05l6"/><text:span text:style-name="T11">4.8.6 </text:span><text:span text:style-name="T7">SHIP_BUF_L3</text:span></text:p>
      <text:p text:style-name="P2"><text:span text:style-name="T3">CONTROL.content</text:span></text:p>
      <text:p text:style-name="Standard">{</text:p>
      <text:p text:style-name="Standard"><text:s/>"placeId": "SHIP_BUF_L3",</text:p>
      <text:p text:style-name="Standard"><text:s/>"ui": {</text:p>
      <text:p text:style-name="Standard"><text:s text:c="3"/>"goodsTypeSelected": "EUR_PAL",</text:p>
      <text:p text:style-name="Standard"><text:s text:c="3"/>"intents": { "accept": true, "release": false },</text:p>
      <text:p text:style-name="Standard"><text:s text:c="3"/>"lanePolicy": { "allowAutobindWhenEmpty": true, "declaredTypeEditable": true }</text:p>
      <text:p text:style-name="Standard"><text:s/>}</text:p>
      <text:p text:style-name="Standard">}</text:p>
      <text:p text:style-name="Standard"><text:soft-page-break/></text:p>
      <text:p text:style-name="P2"><text:span text:style-name="T3">OCCUPANCY.content</text:span></text:p>
      <text:p text:style-name="Standard">{</text:p>
      <text:p text:style-name="Standard"><text:s/>"placeId": "SHIP_BUF_L3",</text:p>
      <text:p text:style-name="Standard"><text:s/>"ts": "2025-10-14T09:15:00Z",</text:p>
      <text:p text:style-name="Standard"><text:s/>"type": "BUFFER_LANE",</text:p>
      <text:p text:style-name="Standard"><text:s/>"capacity": { "depth": 6, "maxStack": 2 },</text:p>
      <text:p text:style-name="Standard"><text:s/>"state": {</text:p>
      <text:p text:style-name="Standard"><text:s text:c="3"/>"goodsTypeCurrent": "EUR_PAL",</text:p>
      <text:p text:style-name="Standard"><text:s text:c="3"/>"stackHeights": [2,1,1,0,0,0],</text:p>
      <text:p text:style-name="Standard"><text:s text:c="3"/>"acceptWindow": <text:s/>{ "enabled": true, <text:s/>"reason": null },</text:p>
      <text:p text:style-name="Standard"><text:s text:c="3"/>"releaseWindow": { "enabled": false, "reason": null }</text:p>
      <text:p text:style-name="Standard"><text:s/>},</text:p>
      <text:p text:style-name="Standard"><text:s/>"locks": { "blocked": false, "blockedReason": null },</text:p>
      <text:p text:style-name="Standard"><text:s/>"view": { "totalSlots": 12, "occupiedSlots": 4, "freeSlots": 8, "inflightInbound": 1, "inflightOutbound": 0 },</text:p>
      <text:p text:style-name="Standard"><text:s/>"stale": false,</text:p>
      <text:p text:style-name="Standard"><text:s/>"errors": []</text:p>
      <text:p text:style-name="Standard">}</text:p>
      <text:p text:style-name="Standard"/>
      <text:p text:style-name="P134"><text:bookmark text:name="_p9x4jxg6sor3"/><text:span text:style-name="T11">4.8.7 </text:span><text:span text:style-name="T7">SHIP1</text:span><text:span text:style-name="T11"> (stacja/tunel wysyłkowy)</text:span></text:p>
      <text:p text:style-name="P2"><text:span text:style-name="T3">OCCUPANCY.content</text:span></text:p>
      <text:p text:style-name="Standard"><text:soft-page-break/>{</text:p>
      <text:p text:style-name="Standard"><text:s/>"placeId": "SHIP1",</text:p>
      <text:p text:style-name="Standard"><text:s/>"ts": "2025-10-14T09:16:00Z",</text:p>
      <text:p text:style-name="Standard"><text:s/>"type": "SHIP_STATION",</text:p>
      <text:p text:style-name="Standard"><text:s/>"capacity": { "depth": 1, "maxStack": 1 },</text:p>
      <text:p text:style-name="Standard"><text:s/>"state": {</text:p>
      <text:p text:style-name="Standard"><text:s text:c="3"/>"goodsTypeCurrent": null,</text:p>
      <text:p text:style-name="Standard"><text:s text:c="3"/>"stackHeights": [0],</text:p>
      <text:p text:style-name="Standard"><text:s text:c="3"/>"acceptWindow": <text:s/>{ "enabled": true, "reason": null },</text:p>
      <text:p text:style-name="Standard"><text:s text:c="3"/>"releaseWindow": { "enabled": true, "reason": null }</text:p>
      <text:p text:style-name="Standard"><text:s/>},</text:p>
      <text:p text:style-name="Standard"><text:s/>"locks": { "blocked": false, "blockedReason": null },</text:p>
      <text:p text:style-name="Standard"><text:s/>"view": { "totalSlots": 1, "occupiedSlots": 0, "freeSlots": 1, "inflightInbound": 0, "inflightOutbound": 0 },</text:p>
      <text:p text:style-name="Standard"><text:s/>"stale": false,</text:p>
      <text:p text:style-name="Standard"><text:s/>"errors": []</text:p>
      <text:p text:style-name="Standard">}</text:p>
      <text:p text:style-name="Standard"/>
      <text:p text:style-name="P134"><text:bookmark text:name="_7t3t8w3r1d59"/><text:span text:style-name="T11">4.8.8 </text:span><text:span text:style-name="T7">G_BUF_L1</text:span><text:span text:style-name="T11"> (materiały G – lane źródłowy)</text:span></text:p>
      <text:p text:style-name="P2"><text:span text:style-name="T3">CONTROL.content</text:span></text:p>
      <text:p text:style-name="Standard">{</text:p>
      <text:p text:style-name="Standard"><text:s/>"placeId": "G_BUF_L1",</text:p>
      <text:p text:style-name="Standard"><text:soft-page-break/><text:s/>"ui": {</text:p>
      <text:p text:style-name="Standard"><text:s text:c="3"/>"goodsTypeSelected": "G_A",</text:p>
      <text:p text:style-name="Standard"><text:s text:c="3"/>"intents": { "accept": false, "release": true },</text:p>
      <text:p text:style-name="Standard"><text:s text:c="3"/>"lanePolicy": { "allowAutobindWhenEmpty": true, "declaredTypeEditable": true }</text:p>
      <text:p text:style-name="Standard"><text:s/>}</text:p>
      <text:p text:style-name="Standard">}</text:p>
      <text:p text:style-name="Standard"/>
      <text:p text:style-name="P2"><text:span text:style-name="T3">OCCUPANCY.content</text:span></text:p>
      <text:p text:style-name="Standard">{</text:p>
      <text:p text:style-name="Standard"><text:s/>"placeId": "G_BUF_L1",</text:p>
      <text:p text:style-name="Standard"><text:s/>"ts": "2025-10-14T09:17:00Z",</text:p>
      <text:p text:style-name="Standard"><text:s/>"type": "BUFFER_LANE",</text:p>
      <text:p text:style-name="Standard"><text:s/>"capacity": { "depth": 4, "maxStack": 1 },</text:p>
      <text:p text:style-name="Standard"><text:s/>"state": {</text:p>
      <text:p text:style-name="Standard"><text:s text:c="3"/>"goodsTypeCurrent": "G_A",</text:p>
      <text:p text:style-name="Standard"><text:s text:c="3"/>"stackHeights": [1,0,0,0],</text:p>
      <text:p text:style-name="Standard"><text:s text:c="3"/>"acceptWindow": <text:s/>{ "enabled": false, "reason": "manual_source" },</text:p>
      <text:p text:style-name="Standard"><text:s text:c="3"/>"releaseWindow": { "enabled": true, <text:s/>"reason": null }</text:p>
      <text:p text:style-name="Standard"><text:s/>},</text:p>
      <text:p text:style-name="Standard"><text:s/>"locks": { "blocked": false, "blockedReason": null },</text:p>
      <text:p text:style-name="Standard"><text:s/>"view": { "totalSlots": 4, "occupiedSlots": 1, "freeSlots": 3, "inflightInbound": 0, "inflightOutbound": 0 },</text:p>
      <text:p text:style-name="Standard"><text:soft-page-break/><text:s/>"stale": false,</text:p>
      <text:p text:style-name="Standard"><text:s/>"errors": []</text:p>
      <text:p text:style-name="Standard">}</text:p>
      <text:p text:style-name="Standard"/>
      <text:p text:style-name="P134"><text:bookmark text:name="_spz7iz8oyl59"/><text:span text:style-name="T11">4.8.9 </text:span><text:span text:style-name="T7">PROD1_G1</text:span><text:span text:style-name="T11"> (gniazdo G na produkcji – pull)</text:span></text:p>
      <text:p text:style-name="P2"><text:span text:style-name="T3">CONTROL.content</text:span></text:p>
      <text:p text:style-name="Standard">{</text:p>
      <text:p text:style-name="Standard"><text:s/>"placeId": "PROD1_G1",</text:p>
      <text:p text:style-name="Standard"><text:s/>"ui": {</text:p>
      <text:p text:style-name="Standard"><text:s text:c="3"/>"goodsTypeSelected": "G_A",</text:p>
      <text:p text:style-name="Standard"><text:s text:c="3"/>"route": { "mode": "AUTO", "manualTarget": null },</text:p>
      <text:p text:style-name="Standard"><text:s text:c="3"/>"intents": { "accept": true, "release": false }</text:p>
      <text:p text:style-name="Standard"><text:s/>}</text:p>
      <text:p text:style-name="Standard">}</text:p>
      <text:p text:style-name="Standard"/>
      <text:p text:style-name="P2"><text:span text:style-name="T3">CONTROL.tags – plan dowozu z G_BUF</text:span></text:p>
      <text:p text:style-name="Standard">{</text:p>
      <text:p text:style-name="Standard"><text:s/>"computedAt": "2025-10-14T09:18:00Z",</text:p>
      <text:p text:style-name="Standard"><text:s/>"display": { "state": "QUEUED" },</text:p>
      <text:p text:style-name="Standard"><text:s/>"summary": {</text:p>
      <text:p text:style-name="Standard"><text:s text:c="3"/>"GOODS_TYPE": "G_A",</text:p>
      <text:p text:style-name="Standard"><text:soft-page-break/><text:s text:c="3"/>"SOURCE": "G_BUF_L1",</text:p>
      <text:p text:style-name="Standard"><text:s text:c="3"/>"TARGET": "PROD1_G1",</text:p>
      <text:p text:style-name="Standard"><text:s text:c="3"/>"LINE_ID": "L1"</text:p>
      <text:p text:style-name="Standard"><text:s/>}</text:p>
      <text:p text:style-name="Standard">}</text:p>
      <text:p text:style-name="Standard"/>
      <text:p text:style-name="P134"><text:bookmark text:name="_bhcxw4hv47t6"/><text:span text:style-name="T11">4.8.10 </text:span><text:span text:style-name="T7">PROD2_P3</text:span><text:span text:style-name="T11"> (wyjście linii 2 – BOX → STRAP2)</text:span></text:p>
      <text:p text:style-name="P2"><text:span text:style-name="T3">CONTROL.content</text:span></text:p>
      <text:p text:style-name="Standard">{</text:p>
      <text:p text:style-name="Standard"><text:s/>"placeId": "PROD2_P3",</text:p>
      <text:p text:style-name="Standard"><text:s/>"ui": {</text:p>
      <text:p text:style-name="Standard"><text:s text:c="3"/>"goodsTypeSelected": "BOX",</text:p>
      <text:p text:style-name="Standard"><text:s text:c="3"/>"route": { "mode": "AUTO", "manualTarget": null },</text:p>
      <text:p text:style-name="Standard"><text:s text:c="3"/>"intents": { "accept": false, "release": true }</text:p>
      <text:p text:style-name="Standard"><text:s/>}</text:p>
      <text:p text:style-name="Standard">}</text:p>
      <text:p text:style-name="Standard"/>
      <text:p text:style-name="P2"><text:span text:style-name="T3">CONTROL.tags – plan na STRAP2</text:span></text:p>
      <text:p text:style-name="Standard">{</text:p>
      <text:p text:style-name="Standard"><text:s/>"computedAt": "2025-10-14T09:19:00Z",</text:p>
      <text:p text:style-name="Standard"><text:s/>"display": { "state": "QUEUED" },</text:p>
      <text:p text:style-name="Standard"><text:soft-page-break/><text:s/>"summary": {</text:p>
      <text:p text:style-name="Standard"><text:s text:c="3"/>"GOODS_TYPE": "BOX",</text:p>
      <text:p text:style-name="Standard"><text:s text:c="3"/>"SOURCE": "PROD2_P3",</text:p>
      <text:p text:style-name="Standard"><text:s text:c="3"/>"TARGET": "STRAP2",</text:p>
      <text:p text:style-name="Standard"><text:s text:c="3"/>"LINE_ID": "L2"</text:p>
      <text:p text:style-name="Standard"><text:s/>}</text:p>
      <text:p text:style-name="Standard">}</text:p>
      <text:p text:style-name="Standard"/>
      <text:p text:style-name="P135"><text:bookmark text:name="_u39w71jyvws3"/><text:span text:style-name="T2">4.9 Słownik kodów blokad i anomalii</text:span></text:p>
      <text:p text:style-name="P2"><text:span text:style-name="T3">Kody blokad (</text:span><text:span text:style-name="T5">CONTROL.tags.blocked.reasons[]</text:span><text:span text:style-name="T3">):</text:span></text:p>
      <text:list xml:id="list1929278287" text:style-name="WWNum23">
        <text:list-item>
          <text:p text:style-name="P45"><text:span text:style-name="T4">NO_LANE_FOR_TYPE</text:span>, <text:span text:style-name="T4">LANE_NOT_RELEASE</text:span>, <text:span text:style-name="T4">DEST_BLOCKED</text:span>, <text:span text:style-name="T4">DEST_NO_ACCEPT</text:span>, <text:span text:style-name="T4">NO_FREE_CAPACITY</text:span>,<text:line-break/></text:p>
        </text:list-item>
        <text:list-item>
          <text:p text:style-name="P76"><text:span text:style-name="T4">TUNNEL_FULL</text:span>, <text:span text:style-name="T4">OVERFLOW_FULL</text:span>, <text:span text:style-name="T4">SHIP_OVERFLOW</text:span>, <text:span text:style-name="T4">WRAP_BUSY</text:span>,<text:line-break/></text:p>
        </text:list-item>
        <text:list-item>
          <text:p text:style-name="P120"><text:span text:style-name="T4">OCCUPANCY_EDIT_INVALID_CAPACITY</text:span>, <text:span text:style-name="T4">OCCUPANCY_EDIT_CONFLICT_INFLIGHT</text:span>, <text:span text:style-name="T4">OCCUPANCY_EDIT_OUT_OF_RANGE</text:span>.<text:line-break/></text:p>
        </text:list-item>
      </text:list>
      <text:p text:style-name="P2"><text:span text:style-name="T3">Skróty OM (</text:span><text:span text:style-name="T5">…_OCCUPANCY.tags.anomaliesSummary[]</text:span><text:span text:style-name="T3">):</text:span></text:p>
      <text:list xml:id="list1561551255" text:style-name="WWNum46">
        <text:list-item>
          <text:p text:style-name="P124"><text:span text:style-name="T4">OCCUPANCY_RESET_ON_TYPE_CHANGE</text:span> — typ lane zmieniony → reset zajętości.<text:line-break/></text:p>
        </text:list-item>
      </text:list>
      <text:p text:style-name="Standard"><draw:rect text:anchor-type="as-char" style:rel-width="100%" draw:z-index="16" draw:style-name="gr1" draw:text-style-name="P136" svg:width="0.0012in" svg:height="0.0213in"><text:p/></draw:rect></text:p>
      <text:p text:style-name="P132"><text:bookmark text:name="_jfapxikn9zqj"/><text:span text:style-name="T1">5. Konfiguracja systemu</text:span></text:p>
      <text:p text:style-name="P2"><text:span text:style-name="T3">Cel:</text:span> zdefiniować statyczne elementy konfiguracji używane przez UI, Orchestratora i Occupancy Managera. Konfiguracja nie opisuje bieżącego stanu (ten żyje w RDS wg rozdz. 4) – tylko słowniki, rejestr miejsc, przepływy i reguły wyboru celu.</text:p>
      <text:p text:style-name="P135"><text:bookmark text:name="_bi4ha5c41yic"/><text:span text:style-name="T2">5.1 Słownik towarów (goods)</text:span></text:p>
      <text:p text:style-name="P2"><text:span text:style-name="T3">Minimalny schemat wpisu:</text:span></text:p>
      <text:p text:style-name="Standard">{</text:p>
      <text:p text:style-name="Standard"><text:soft-page-break/><text:s/>"id": "EUR_PAL|BOX|G_A|G_B",</text:p>
      <text:p text:style-name="Standard"><text:s/>"label": "&lt;czytelna nazwa&gt;",</text:p>
      <text:p text:style-name="Standard"><text:s/>"stacking": { "maxStack": 1 },</text:p>
      <text:p text:style-name="Standard"><text:s/>"notes": "&lt;opcjonalnie&gt;"</text:p>
      <text:p text:style-name="Standard">}</text:p>
      <text:p text:style-name="Standard"/>
      <text:p text:style-name="P2"><text:span text:style-name="T3">Zalecenia:</text:span></text:p>
      <text:list xml:id="list3007197954" text:style-name="WWNum17">
        <text:list-item>
          <text:p text:style-name="P125"><text:span text:style-name="T4">stacking.maxStack</text:span> – domyślna wysokość stosu dla lane (może być nadpisana per miejsce w <text:span text:style-name="T4">places</text:span>).<text:line-break/></text:p>
        </text:list-item>
      </text:list>
      <text:p text:style-name="P2"><text:span text:style-name="T3">Przykład:</text:span></text:p>
      <text:p text:style-name="Standard">[</text:p>
      <text:p text:style-name="Standard"><text:s/>{ "id": "EUR_PAL", "label": "Paleta EUR", "stacking": { "maxStack": 3 } },</text:p>
      <text:p text:style-name="Standard"><text:s/>{ "id": "BOX", <text:s/>"label": "Skrzynia BOX", "stacking": { "maxStack": 2 } },</text:p>
      <text:p text:style-name="Standard"><text:s/>{ "id": "G_A", <text:s/>"label": "Materiał G_A", "stacking": { "maxStack": 1 } },</text:p>
      <text:p text:style-name="Standard"><text:s/>{ "id": "G_B", <text:s/>"label": "Materiał G_B", "stacking": { "maxStack": 2 } }</text:p>
      <text:p text:style-name="Standard">]</text:p>
      <text:p text:style-name="Standard"/>
      <text:p text:style-name="P135"><text:bookmark text:name="_5t0shk4297qc"/><text:span text:style-name="T2">5.2 Rejestr miejsc (places)</text:span></text:p>
      <text:p text:style-name="P2">Każde fizyczne miejsce ma dwa worksites: <text:span text:style-name="T4">&lt;PLACE&gt;_CONTROL</text:span>, <text:span text:style-name="T4">&lt;PLACE&gt;_OCCUPANCY</text:span>.</text:p>
      <text:p text:style-name="P2"><text:span text:style-name="T3">Minimalny schemat wpisu:</text:span></text:p>
      <text:p text:style-name="Standard">{</text:p>
      <text:p text:style-name="Standard"><text:s/>"id": "EMPTY_BUF_L1|PROD1_P1|WRAP|STRAP1|SHIP_BUF_L3|G_BUF_L1|...",</text:p>
      <text:p text:style-name="Standard"><text:soft-page-break/><text:s/>"type": "BUFFER_LANE|WRAP_STATION|PROD_SLOT|SHIP_STATION",</text:p>
      <text:p text:style-name="Standard"><text:s/>"worksites": { "control": "&lt;ID&gt;_CONTROL", "occupancy": "&lt;ID&gt;_OCCUPANCY" },</text:p>
      <text:p text:style-name="Standard"><text:s/>"capacity": { "depth": 0, "maxStack": 0 },</text:p>
      <text:p text:style-name="Standard"><text:s/>"role": "&lt;opcjonalnie: WASTE|SHIP|...&gt;",</text:p>
      <text:p text:style-name="Standard"><text:s/>"lineId": "L1|L2|null",</text:p>
      <text:p text:style-name="Standard"><text:s/>"defaults": {</text:p>
      <text:p text:style-name="Standard"><text:s text:c="3"/>"allowAutobindWhenEmpty": false,</text:p>
      <text:p text:style-name="Standard"><text:s text:c="3"/>"declaredTypeEditable": true</text:p>
      <text:p text:style-name="Standard"><text:s/>}</text:p>
      <text:p text:style-name="Standard">}</text:p>
      <text:p text:style-name="Standard"/>
      <text:p text:style-name="P2"><text:span text:style-name="T3">Ustalenia dopasowane do rozdz. 4:</text:span></text:p>
      <text:list xml:id="list1350738152" text:style-name="WWNum39">
        <text:list-item>
          <text:p text:style-name="P46"><text:span text:style-name="T4">capacity.depth / capacity.maxStack</text:span> – źródło prawdy dla pojemności lane (<text:span text:style-name="T4">OCCUPANCY</text:span> resetuje się wg tych wartości przy zmianie typu; patrz 4.4.1).<text:line-break/></text:p>
        </text:list-item>
        <text:list-item>
          <text:p text:style-name="P77"><text:span text:style-name="T4">lineId</text:span> – stałe mapowanie linii procesu (ułatwia regułę <text:span text:style-name="T4">mapLineToStrap</text:span>).<text:line-break/></text:p>
        </text:list-item>
        <text:list-item>
          <text:p text:style-name="P121"><text:span text:style-name="T4">role</text:span> – opcjonalny tag semantyczny (np. <text:span text:style-name="T4">WASTE</text:span>), bez wpływu na format danych RDS.<text:line-break/></text:p>
        </text:list-item>
      </text:list>
      <text:p text:style-name="P2"><text:span text:style-name="T3">Przykłady:</text:span></text:p>
      <text:p text:style-name="Standard">[</text:p>
      <text:p text:style-name="Standard"><text:s/>{ "id": "EMPTY_BUF_L1", "type": "BUFFER_LANE", "worksites": {"control":"EMPTY_BUF_L1_CONTROL","occupancy":"EMPTY_BUF_L1_OCCUPANCY"}, "capacity": {"depth": 5, "maxStack": 3}, "defaults": {"allowAutobindWhenEmpty": false} },</text:p>
      <text:p text:style-name="Standard"><text:s/>{ "id": "PROD1_P1", <text:s/>"type": "PROD_SLOT", <text:s/>"worksites": {"control":"PROD1_P1_CONTROL","occupancy":"PROD1_P1_OCCUPANCY"}, <text:s/>"capacity": {"depth": 1, "maxStack": 1}, "lineId": "L1" },</text:p>
      <text:p text:style-name="Standard"><text:s/>{ "id": "PROD1_P3", <text:s/>"type": "PROD_SLOT", <text:s/>"worksites": {"control":"PROD1_P3_CONTROL","occupancy":"PROD1_P3_OCCUPANCY"}, <text:s/>"capacity": {"depth": 1, "maxStack": 1}, "lineId": "L1" },</text:p>
      <text:p text:style-name="Standard"><text:s/>{ "id": "WRAP", <text:s/>"type": "WRAP_STATION","worksites": {"control":"WRAP_CONTROL","occupancy":"WRAP_OCCUPANCY"}, <text:s/>"capacity": {"depth": 2, "maxStack": 1} },</text:p>
      <text:p text:style-name="Standard"><text:soft-page-break/><text:s/>{ "id": "STRAP1", <text:s/>"type": "BUFFER_LANE", "worksites": {"control":"STRAP1_CONTROL","occupancy":"STRAP1_OCCUPANCY"}, <text:s/>"capacity": {"depth": 4, "maxStack": 1}, "lineId": "L1" },</text:p>
      <text:p text:style-name="Standard"><text:s/>{ "id": "STRAP2", <text:s/>"type": "BUFFER_LANE", "worksites": {"control":"STRAP2_CONTROL","occupancy":"STRAP2_OCCUPANCY"}, <text:s/>"capacity": {"depth": 4, "maxStack": 1}, "lineId": "L2" },</text:p>
      <text:p text:style-name="Standard"><text:s/>{ "id": "SHIP_BUF_L3", <text:s/>"type": "BUFFER_LANE", "worksites": {"control":"SHIP_BUF_L3_CONTROL","occupancy":"SHIP_BUF_L3_OCCUPANCY"}, <text:s/>"capacity": {"depth": 6, "maxStack": 2}, "role": "SHIP", "defaults": {"allowAutobindWhenEmpty": true} },</text:p>
      <text:p text:style-name="Standard"><text:s/>{ "id": "SHIP1", <text:s/>"type": "SHIP_STATION","worksites": {"control":"SHIP1_CONTROL","occupancy":"SHIP1_OCCUPANCY"}, <text:s/>"capacity": {"depth": 1, "maxStack": 1} },</text:p>
      <text:p text:style-name="Standard"><text:s/>{ "id": "G_BUF_L1", <text:s/>"type": "BUFFER_LANE", "worksites": {"control":"G_BUF_L1_CONTROL","occupancy":"G_BUF_L1_OCCUPANCY"}, <text:s/>"capacity": {"depth": 4, "maxStack": 1}, "defaults": {"allowAutobindWhenEmpty": true} },</text:p>
      <text:p text:style-name="Standard"><text:s/>{ "id": "PROD1_G1", <text:s/>"type": "PROD_SLOT", <text:s/>"worksites": {"control":"PROD1_G1_CONTROL","occupancy":"PROD1_G1_OCCUPANCY"}, <text:s/>"capacity": {"depth": 1, "maxStack": 1}, "lineId": "L1" }</text:p>
      <text:p text:style-name="Standard">]</text:p>
      <text:p text:style-name="Standard"/>
      <text:p text:style-name="P135"><text:bookmark text:name="_h4n2c6iud694"/><text:span text:style-name="T2">5.3 Biblioteka przepływów (flows)</text:span></text:p>
      <text:p text:style-name="P2"><text:span text:style-name="T3">Przepływ =</text:span> uporządkowane kroki z regułami doboru celu. Nie przerzucamy `` do parametrów tasków – kontekst wynika z konfiguracji i miejsc.</text:p>
      <text:p text:style-name="P2"><text:span text:style-name="T3">Schemat kroku:</text:span></text:p>
      <text:p text:style-name="Standard">{</text:p>
      <text:p text:style-name="Standard"><text:s/>"id": "&lt;STEP_ID&gt;",</text:p>
      <text:p text:style-name="Standard"><text:s/>"from": { "type": "&lt;PLACE_TYPE&gt;", "placeRef": ["&lt;PLACE_IDs&gt;"] },</text:p>
      <text:p text:style-name="Standard"><text:s/>"to": <text:s/>{ "type": "&lt;PLACE_TYPE&gt;", "placeRef": ["&lt;PLACE_IDs&gt;"] },</text:p>
      <text:p text:style-name="Standard"><text:s/>"targetRule": { "name": "&lt;RULE_NAME&gt;", "args": { } },</text:p>
      <text:p text:style-name="Standard"><text:s/>"params": ["GOODS_TYPE","SOURCE","TARGET","LINE_ID"]</text:p>
      <text:p text:style-name="Standard">}</text:p>
      <text:p text:style-name="Standard"/>
      <text:p text:style-name="P2"><text:span text:style-name="T3">Przepływy zgodne z rozdz. 3:</text:span></text:p>
      <text:p text:style-name="Standard">{</text:p>
      <text:p text:style-name="Standard"><text:soft-page-break/><text:s/>"name": "FLOW_EUR_STD",</text:p>
      <text:p text:style-name="Standard"><text:s/>"steps": [</text:p>
      <text:p text:style-name="Standard"><text:s text:c="2"/>{ "id": "E1_EMPTY_TO_P1", <text:s/>"from": {"type":"BUFFER_LANE","placeRef":["EMPTY_BUF_L1"]}, <text:s/>"to": {"type":"PROD_SLOT","placeRef":["PROD1_P1"]}, <text:s/>"targetRule": {"name":"emptyLaneByDeclaredType"}, <text:s/>"params": ["GOODS_TYPE","SOURCE","TARGET","LINE_ID"] },</text:p>
      <text:p text:style-name="Standard"><text:s text:c="2"/>{ "id": "E2_P3_TO_WRAP", <text:s/>"from": {"type":"PROD_SLOT","placeRef":["PROD1_P3","PROD2_P3"]}, <text:s/>"to": {"type":"WRAP_STATION","placeRef":["WRAP"]}, <text:s/>"targetRule": {"name":"wrapStationWithBuffer"}, <text:s/>"params": ["GOODS_TYPE","SOURCE","TARGET","LINE_ID"] },</text:p>
      <text:p text:style-name="Standard"><text:s text:c="2"/>{ "id": "E3_WRAP_TO_STRAP", "from": {"type":"WRAP_STATION","placeRef":["WRAP"]}, <text:s/>"to": {"type":"BUFFER_LANE","placeRef":["STRAP1","STRAP2"]}, "targetRule": {"name":"mapLineToStrap"}, <text:s/>"params": ["GOODS_TYPE","SOURCE","TARGET","LINE_ID"] },</text:p>
      <text:p text:style-name="Standard"><text:s text:c="2"/>{ "id": "E4_STRAP_TO_SHIP", "from": {"type":"BUFFER_LANE","placeRef":["STRAP1","STRAP2"]}, <text:s/>"to": {"type":"BUFFER_LANE","placeRef":["SHIP_BUF_L3"]}, <text:s/>"targetRule": {"name":"shipLaneByGoodsOrAssignEmpty"}, <text:s/>"params": ["GOODS_TYPE","SOURCE","TARGET","LINE_ID"] }</text:p>
      <text:p text:style-name="Standard"><text:s/>]</text:p>
      <text:p text:style-name="Standard">}</text:p>
      <text:p text:style-name="Standard"/>
      <text:p text:style-name="Standard">{</text:p>
      <text:p text:style-name="Standard"><text:s/>"name": "FLOW_BOX_STD",</text:p>
      <text:p text:style-name="Standard"><text:s/>"steps": [</text:p>
      <text:p text:style-name="Standard"><text:s text:c="2"/>{ "id": "B1_EMPTY_TO_P1", <text:s/>"from": {"type":"BUFFER_LANE","placeRef":["EMPTY_BUF_L1"]}, <text:s/>"to": {"type":"PROD_SLOT","placeRef":["PROD1_P1","PROD2_P1"]}, "targetRule": {"name":"emptyLaneByDeclaredType"}, <text:s/>"params": ["GOODS_TYPE","SOURCE","TARGET","LINE_ID"] },</text:p>
      <text:p text:style-name="Standard"><text:s text:c="2"/>{ "id": "B2_P3_TO_STRAP", <text:s/>"from": {"type":"PROD_SLOT","placeRef":["PROD1_P3","PROD2_P3"]}, <text:s/>"to": {"type":"BUFFER_LANE","placeRef":["STRAP1","STRAP2"]}, "targetRule": {"name":"mapLineToStrap"}, <text:s/>"params": ["GOODS_TYPE","SOURCE","TARGET","LINE_ID"] },</text:p>
      <text:p text:style-name="Standard"><text:s text:c="2"/>{ "id": "B3_STRAP_TO_SHIP", "from": {"type":"BUFFER_LANE","placeRef":["STRAP1","STRAP2"]}, <text:s/>"to": {"type":"BUFFER_LANE","placeRef":["SHIP_BUF_L3"]}, <text:s/>"targetRule": {"name":"shipLaneByGoodsOrAssignEmpty"}, <text:s/>"params": ["GOODS_TYPE","SOURCE","TARGET","LINE_ID"] }</text:p>
      <text:p text:style-name="Standard"><text:s/>]</text:p>
      <text:p text:style-name="Standard">}</text:p>
      <text:p text:style-name="Standard"/>
      <text:p text:style-name="Standard">{</text:p>
      <text:p text:style-name="Standard"><text:s/>"name": "FLOW_G_STD",</text:p>
      <text:p text:style-name="Standard"><text:s/>"steps": [</text:p>
      <text:p text:style-name="Standard"><text:soft-page-break/><text:s text:c="2"/>{ "id": "G1_GBUF_TO_PROD_G", "from": {"type":"BUFFER_LANE","placeRef":["G_BUF_L1","G_BUF_L2"]}, <text:s/>"to": {"type":"PROD_SLOT","placeRef":["PROD1_G1","PROD1_G2","PROD2_G1","PROD2_G2"]}, "targetRule": {"name":"gLaneByGoodsOrAssignEmpty"}, "params": ["GOODS_TYPE","SOURCE","TARGET","LINE_ID"] }</text:p>
      <text:p text:style-name="Standard"><text:s/>]</text:p>
      <text:p text:style-name="Standard">}</text:p>
      <text:p text:style-name="Standard"/>
      <text:p text:style-name="P135"><text:bookmark text:name="_3pl781hz0zlu"/><text:span text:style-name="T2">5.4 Mapowanie tasków (tasks)</text:span></text:p>
      <text:p text:style-name="P2"><text:span text:style-name="T3">Minimalne parametry taska – jak w 4.3 (summary) – dla łatwego programowania/testów ręcznych:</text:span></text:p>
      <text:p text:style-name="Standard">{</text:p>
      <text:p text:style-name="Standard"><text:s/>"bring_goods": { "rdsLabel": "bring_goods", "requiredParams": ["GOODS_TYPE","SOURCE","TARGET"], "optionalParams": ["LINE_ID"] },</text:p>
      <text:p text:style-name="Standard"><text:s/>"move_goods": <text:s/>{ "rdsLabel": "move_goods", <text:s/>"requiredParams": ["GOODS_TYPE","SOURCE","TARGET"], "optionalParams": ["LINE_ID"] }</text:p>
      <text:p text:style-name="Standard">}</text:p>
      <text:p text:style-name="Standard"/>
      <text:p text:style-name="P126"><text:span text:style-name="T3">Brak </text:span><text:span text:style-name="T5">FLOW_NAME</text:span><text:span text:style-name="T3"> w parametrach</text:span> – kontekst wynika z kroku <text:span text:style-name="T9">flows</text:span> i identyfikatorów miejsc.</text:p>
      <text:p text:style-name="P135"><text:bookmark text:name="_rq9j6z3xiwaw"/><text:span text:style-name="T2">5.5 Reguły wyboru celu (targetRules)</text:span></text:p>
      <text:p text:style-name="P2"><text:span text:style-name="T3">Definicje reguł determinujących wybór miejsca docelowego, z deklaracją wejściowych potrzebnych danych i skrótem semantyki.</text:span></text:p>
      <text:p text:style-name="Standard">[</text:p>
      <text:p text:style-name="Standard"><text:s/>{ "name": "emptyLaneByDeclaredType", "needs": ["GOODS_TYPE"], "desc": "Wybiera alejkę w EMPTY_BUF o typie zadeklarowanym na UI; brak autobindu" },</text:p>
      <text:p text:style-name="Standard"><text:s/>{ "name": "wrapStationWithBuffer", <text:s/>"needs": [], <text:s/>"desc": "Jeśli WRAP zajęta, wybierz jej bufor; inaczej samą stację" },</text:p>
      <text:p text:style-name="Standard"><text:s/>{ "name": "mapLineToStrap", <text:s/>"needs": ["LINE_ID"], <text:s/>"desc": "Mapuje L1→STRAP1, L2→STRAP2 (niezależnie od kroków pośrednich)" },</text:p>
      <text:p text:style-name="Standard"><text:s/>{ "name": "shipLaneByGoodsOrAssignEmpty", "needs": ["GOODS_TYPE"], "desc": "Jeśli istnieje lane SHIP przypisana do typu i ma wolne – wybierz ją; w p.p. przypisz pierwszą pustą lane (autobind)" },</text:p>
      <text:p text:style-name="Standard"><text:s/>{ "name": "gLaneByGoodsOrAssignEmpty", <text:s/>"needs": ["GOODS_TYPE"], "desc": "Jak wyżej, ale dla G_BUF" },</text:p>
      <text:p text:style-name="Standard"><text:s/>{ "name": "shipStationOrOverflow", <text:s/>"needs": [], <text:s/>"desc": "Jeśli tunel/stacja ma miejsce – wybierz; w p.p. skieruj na overflow przytunelowe (jeśli istnieje)" },</text:p>
      <text:p text:style-name="Standard"><text:soft-page-break/><text:s/>{ "name": "matchByGoodsType", <text:s/>"needs": ["GOODS_TYPE"], "desc": "Filtruje miejsca zdolne obsłużyć dany typ" }</text:p>
      <text:p text:style-name="Standard">]</text:p>
      <text:p text:style-name="Standard"/>
      <text:p text:style-name="P135"><text:bookmark text:name="_lldilzwef5tf"/><text:span text:style-name="T2">5.6 Uprawnienia routingu ręcznego (manualRouting)</text:span></text:p>
      <text:p text:style-name="P2">Określa, które cele wolno wskazać przy <text:span text:style-name="T4">route.mode=MANUAL</text:span> dla danego źródła.<text:line-break/> <text:span text:style-name="T3">Nota:</text:span> w trybie <text:span text:style-name="T4">AUTO</text:span> dla <text:span text:style-name="T4">EUR_PAL</text:span> krok <text:span text:style-name="T4">PROD*_P3 → WRAP</text:span> jest obowiązkowy; pominięcie WRAP wymaga <text:span text:style-name="T4">route.mode=MANUAL</text:span> oraz uprawnienia w tej sekcji.</text:p>
      <text:p text:style-name="Standard">{</text:p>
      <text:p text:style-name="Standard"><text:s/>"PROD1_P3": ["WRAP","STRAP1","SHIP_BUF_L3"],</text:p>
      <text:p text:style-name="Standard"><text:s/>"PROD2_P3": ["STRAP2","SHIP_BUF_L3"],</text:p>
      <text:p text:style-name="Standard"><text:s/>"SHIP_BUF_L3": ["SHIP1"],</text:p>
      <text:p text:style-name="Standard"><text:s/>"WRAP": ["STRAP1","STRAP2"]</text:p>
      <text:p text:style-name="Standard">}</text:p>
      <text:p text:style-name="Standard"/>
      <text:p text:style-name="P135"><text:bookmark text:name="_z0e6rdjjawub"/><text:span text:style-name="T2">5.7 Walidacje i domyślne wartości</text:span></text:p>
      <text:list xml:id="list3367586442" text:style-name="WWNum12">
        <text:list-item>
          <text:p text:style-name="P47"><text:span text:style-name="T4">places.capacity</text:span> jest <text:span text:style-name="T3">źródłem prawdy</text:span> pojemności lane; po zmianie typu lane (<text:span text:style-name="T4">CONTROL.content.ui.goodsTypeSelected</text:span>) OM resetuje zajętość wg 4.4.1.<text:line-break/></text:p>
        </text:list-item>
        <text:list-item>
          <text:p text:style-name="P78"><text:span text:style-name="T4">defaults.allowAutobindWhenEmpty=true</text:span> w <text:span text:style-name="T3">SHIP_BUF/G_BUF</text:span> – lane może być przypisana automatycznie przy pierwszym przyjęciu.<text:line-break/></text:p>
        </text:list-item>
        <text:list-item>
          <text:p text:style-name="P78"><text:span text:style-name="T3">Zmiana typu lane zabroniona przy inflight</text:span> (patrz 4.4.1) – Orchestrator sygnalizuje blokadę kodem w <text:span text:style-name="T4">blocked.reasons</text:span>.<text:line-break/></text:p>
        </text:list-item>
        <text:list-item>
          <text:p text:style-name="P122">Wszystkie reguły w <text:span text:style-name="T4">targetRules</text:span> są <text:span text:style-name="T3">deterministyczne</text:span> przy danych wejściowych i nie wymagają dodatkowych parametrów taska poza <text:span text:style-name="T4">GOODS_TYPE,SOURCE,TARGET</text:span> (+ opc. <text:span text:style-name="T4">LINE_ID</text:span>).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7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7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7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6" meta:paragraph-count="767" meta:word-count="4908" meta:character-count="41859" meta:non-whitespace-character-count="36991"/>
    <meta:generator>LibreOfficeDev/6.0.5.2$Linux_X86_64 LibreOffice_project/</meta:generator>
  </office:meta>
</office:document-meta>
</file>